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image/jpeg" manifest:full-path="Pictures/10000000000005870000016D727BA6E5.jpg"/>
  <manifest:file-entry manifest:media-type="image/png" manifest:full-path="Pictures/100002010000018B0000009FA05D025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7" style:family="graphic">
      <style:graphic-properties style:protect="size"/>
    </style:style>
    <style:style style:name="gr19" style:family="graphic" style:parent-style-name="standard" style:list-style-name="L48">
      <style:graphic-properties draw:stroke="none" draw:fill="none" draw:fill-color="#0000ff" draw:textarea-horizontal-align="left" draw:textarea-vertical-align="top" draw:auto-grow-height="true" fo:padding-top="0cm" fo:padding-bottom="0cm" fo:padding-left="0cm" fo:padding-right="0cm" fo:wrap-option="wrap" draw:shadow="hidden" draw:shadow-color="#808080"/>
    </style:style>
    <style:style style:name="gr27" style:family="graphic" style:parent-style-name="standard" style:list-style-name="L48">
      <style:graphic-properties draw:stroke="none" draw:fill="none" draw:fill-color="#7889fb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35" style:family="graphic" style:parent-style-name="standard" style:list-style-name="L48">
      <style:graphic-properties draw:stroke="none" draw:fill="none" draw:fill-color="#0000ff" draw:textarea-horizontal-align="left" draw:textarea-vertical-align="top" draw:auto-grow-height="true" fo:padding-top="0cm" fo:padding-bottom="0cm" fo:padding-left="0cm" fo:padding-right="0cm" fo:wrap-option="wrap" draw:shadow="hidden" draw:shadow-color="#808080"/>
    </style:style>
    <style:style style:name="gr36" style:family="graphic" style:parent-style-name="standard" style:list-style-name="L48">
      <style:graphic-properties draw:stroke="none" draw:fill="none" draw:fill-color="#7889fb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37" style:family="graphic" style:parent-style-name="standard" style:list-style-name="L60">
      <style:graphic-properties draw:stroke="none" draw:fill="none" draw:fill-color="#0000ff" draw:textarea-horizontal-align="left" draw:textarea-vertical-align="top" draw:auto-grow-height="true" fo:padding-top="0cm" fo:padding-bottom="0cm" fo:padding-left="0cm" fo:padding-right="0cm" fo:wrap-option="wrap" draw:shadow="hidden" draw:shadow-color="#808080"/>
    </style:style>
    <style:style style:name="gr42" style:family="graphic" style:parent-style-name="standard" style:list-style-name="L60">
      <style:graphic-properties draw:stroke="none" draw:fill="none" draw:fill-color="#7889fb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45" style:family="graphic" style:parent-style-name="standard" style:list-style-name="L60">
      <style:graphic-properties draw:stroke="none" draw:fill="none" draw:fill-color="#0000ff" draw:textarea-horizontal-align="left" draw:textarea-vertical-align="top" draw:auto-grow-height="true" fo:padding-top="0cm" fo:padding-bottom="0cm" fo:padding-left="0cm" fo:padding-right="0cm" fo:wrap-option="wrap" draw:shadow="hidden" draw:shadow-color="#808080"/>
    </style:style>
    <style:style style:name="gr52" style:family="graphic" style:parent-style-name="standard" style:list-style-name="L60">
      <style:graphic-properties draw:stroke="none" draw:fill="none" draw:fill-color="#7889fb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_31_0_20_September_20_2009_5f_Title-title">
      <style:graphic-properties draw:stroke="none" draw:fill="none" draw:fill-color="#7889fb" draw:textarea-horizontal-align="left" draw:textarea-vertical-align="bottom" draw:auto-grow-height="true" draw:auto-grow-width="false" fo:min-height="4.349cm" fo:min-width="0cm" fo:padding-top="0.141cm" fo:padding-bottom="0.141cm" fo:padding-left="0.283cm" fo:padding-right="0.283cm" fo:wrap-option="wrap" draw:shadow="hidden" draw:shadow-color="#808080"/>
    </style:style>
    <style:style style:name="pr8" style:family="presentation" style:parent-style-name="_31_0_20_September_20_2009_5f_Title-notes">
      <style:graphic-properties fo:min-height="11.966cm" fo:wrap-option="wrap"/>
    </style:style>
    <style:style style:name="pr23" style:family="presentation" style:parent-style-name="_31_0_20_September_20_2009-title">
      <style:graphic-properties draw:stroke="none" draw:fill="none" draw:fill-color="#7889fb" draw:textarea-horizontal-align="left" draw:textarea-vertical-align="top" draw:auto-grow-height="true" draw:auto-grow-width="false" fo:min-height="1.289cm" fo:min-width="0cm" fo:padding-top="0.141cm" fo:padding-bottom="0.141cm" fo:padding-left="0.283cm" fo:padding-right="0.283cm" fo:wrap-option="wrap" draw:shadow="hidden" draw:shadow-color="#808080"/>
    </style:style>
    <style:style style:name="pr28" style:family="presentation" style:parent-style-name="_31_0_20_September_20_2009-notes">
      <style:graphic-properties fo:min-height="11.966cm" fo:wrap-option="wrap"/>
    </style:style>
    <style:style style:name="P3" style:family="paragraph">
      <style:paragraph-properties fo:margin-left="0cm" fo:margin-right="0cm" fo:text-indent="0cm"/>
    </style:style>
    <style:style style:name="P6" style:family="paragraph">
      <style:paragraph-properties style:punctuation-wrap="hanging" style:line-break="strict" style:writing-mode="lr-tb" style:font-independent-line-spacing="true"/>
    </style:style>
    <style:style style:name="P9" style:family="paragraph">
      <style:paragraph-properties style:punctuation-wrap="simple" style:line-break="normal" style:writing-mode="lr-tb"/>
    </style:style>
    <style:style style:name="P10" style:family="paragraph">
      <style:paragraph-properties fo:margin-left="0cm" fo:margin-right="0cm" fo:margin-top="0cm" fo:margin-bottom="0.105cm" fo:line-height="100%" fo:text-indent="0cm"/>
    </style:style>
    <style:style style:name="P12" style:family="paragraph">
      <style:paragraph-properties fo:margin-left="0cm" fo:margin-right="0cm" fo:margin-top="0cm" fo:margin-bottom="0.105cm" fo:line-height="100%" fo:text-align="start" fo:text-indent="0cm" style:punctuation-wrap="hanging" style:line-break="strict" style:writing-mode="lr-tb"/>
    </style:style>
    <style:style style:name="P14" style:family="paragraph">
      <style:paragraph-properties fo:margin-left="0cm" fo:margin-right="0cm" fo:margin-top="0cm" fo:margin-bottom="0.11cm" fo:line-height="100%" fo:text-align="start" fo:text-indent="0cm" style:punctuation-wrap="hanging" style:line-break="strict" style:writing-mode="lr-tb"/>
    </style:style>
    <style:style style:name="P20" style:family="paragraph">
      <style:paragraph-properties fo:margin-left="0cm" fo:margin-right="0cm" fo:margin-top="0cm" fo:margin-bottom="0.105cm" fo:line-height="100%" fo:text-indent="0cm" style:punctuation-wrap="hanging" style:line-break="strict" style:writing-mode="lr-tb" style:font-independent-line-spacing="true"/>
    </style:style>
    <style:style style:name="P25" style:family="paragraph">
      <style:paragraph-properties fo:margin-left="0.467cm" fo:margin-right="0cm" fo:line-height="100%" fo:text-indent="-0.467cm" style:punctuation-wrap="hanging" style:line-break="strict"/>
    </style:style>
    <style:style style:name="P32" style:family="paragraph">
      <style:paragraph-properties fo:margin-left="0.467cm" fo:margin-right="0cm" fo:margin-top="0cm" fo:margin-bottom="0.11cm" fo:line-height="100%" fo:text-indent="-0.467cm"/>
    </style:style>
    <style:style style:name="P40" style:family="paragraph">
      <style:paragraph-properties fo:margin-left="0.476cm" fo:margin-right="0cm" fo:line-height="100%" fo:text-indent="-0.476cm" style:punctuation-wrap="hanging" style:line-break="strict"/>
    </style:style>
    <style:style style:name="P43" style:family="paragraph">
      <style:paragraph-properties fo:margin-left="1.587cm" fo:margin-right="0cm" fo:margin-top="0cm" fo:margin-bottom="0.105cm" fo:line-height="100%" fo:text-align="start" fo:text-indent="-0.573cm" style:punctuation-wrap="hanging" style:line-break="strict" style:writing-mode="lr-tb"/>
    </style:style>
    <style:style style:name="P47" style:family="paragraph">
      <style:paragraph-properties fo:margin-left="1.905cm" fo:margin-right="0cm" fo:margin-top="0cm" fo:margin-bottom="0.105cm" fo:line-height="100%" fo:text-align="start" fo:text-indent="-0.635cm" style:punctuation-wrap="hanging" style:line-break="strict" style:writing-mode="lr-tb"/>
    </style:style>
    <style:style style:name="P49" style:family="paragraph">
      <style:paragraph-properties fo:margin-left="0cm" fo:margin-right="0cm" fo:margin-top="0cm" fo:margin-bottom="0.11cm" fo:line-height="100%" fo:text-indent="0cm"/>
    </style:style>
    <style:style style:name="P51" style:family="paragraph">
      <style:paragraph-properties fo:margin-left="1.905cm" fo:margin-right="0cm" fo:margin-top="0cm" fo:margin-bottom="0.11cm" fo:line-height="100%" fo:text-align="start" fo:text-indent="-0.635cm" style:punctuation-wrap="hanging" style:line-break="strict" style:writing-mode="lr-tb"/>
    </style:style>
    <style:style style:name="T4" style:family="text">
      <style:text-properties fo:color="#ffffff" fo:font-size="40pt" style:font-size-asian="40pt" style:font-size-complex="40pt"/>
    </style:style>
    <style:style style:name="T11" style:family="text">
      <style:text-properties fo:color="#7889fb" fo:font-family="Arial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13" style:family="text">
      <style:text-properties fo:color="#ffffff" style:text-position="0% 100%" fo:font-family="Arial" style:font-pitch="variable" fo:font-size="16pt" fo:language="en" fo:country="US" style:font-size-asian="16pt" style:font-size-complex="16pt"/>
    </style:style>
    <style:style style:name="T15" style:family="text">
      <style:text-properties fo:color="#009999" style:text-position="0% 100%" fo:font-family="Arial" style:font-pitch="variable" fo:font-size="16pt" fo:language="en" fo:country="US" style:font-size-asian="16pt" style:font-size-complex="16pt"/>
    </style:style>
    <style:style style:name="T16" style:family="text">
      <style:text-properties fo:color="#009999" style:text-position="0% 100%" fo:font-family="Arial" style:font-pitch="variable" fo:font-size="17pt" fo:language="en" fo:country="US" style:font-size-asian="17pt" style:font-size-complex="17pt"/>
    </style:style>
    <style:style style:name="T17" style:family="text">
      <style:text-properties fo:color="#009999" style:text-position="0% 100%" fo:font-family="Arial" style:font-pitch="variable" fo:font-size="16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18" style:family="text">
      <style:text-properties fo:color="#009999" style:text-position="0% 100%" fo:font-family="Arial" style:font-pitch="variable" fo:font-size="16pt" fo:language="none" fo:country="none" style:font-family-asian="Arial" style:font-pitch-asian="variable" style:font-size-asian="16pt" style:font-family-complex="Arial" style:font-pitch-complex="variable" style:font-size-complex="16pt"/>
    </style:style>
    <style:style style:name="T21" style:family="text">
      <style:text-properties fo:color="#ffffff" fo:font-size="22pt" style:font-size-asian="22pt" style:font-size-complex="22pt"/>
    </style:style>
    <style:style style:name="T22" style:family="text">
      <style:text-properties fo:color="#ffffff" fo:font-family="'Arial Narrow'" style:font-family-generic="swiss" style:font-pitch="variable" fo:font-size="22pt" style:font-size-asian="22pt" style:font-size-complex="22pt"/>
    </style:style>
    <style:style style:name="T24" style:family="text">
      <style:text-properties fo:color="#ffffff" style:text-position="0% 100%" fo:font-family="Arial" style:font-pitch="variable" fo:font-size="16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26" style:family="text">
      <style:text-properties fo:color="#009999" fo:font-family="Arial" style:font-pitch="variable" fo:font-size="16pt" fo:language="en" fo:country="US" style:font-size-asian="16pt" style:font-size-complex="16pt"/>
    </style:style>
    <style:style style:name="T29" style:family="text">
      <style:text-properties fo:color="#7889fb" fo:font-family="Arial" style:font-pitch="variable" fo:font-size="16pt" fo:font-weight="bold" style:font-size-asian="16pt" style:font-weight-asian="bold" style:font-size-complex="16pt" style:font-weight-complex="bold"/>
    </style:style>
    <style:style style:name="T30" style:family="text">
      <style:text-properties fo:color="#ffffff" style:text-position="0% 100%" fo:font-family="Arial" style:font-pitch="variable" fo:font-size="16pt" style:font-size-asian="16pt" style:font-size-complex="16pt"/>
    </style:style>
    <style:style style:name="T31" style:family="text">
      <style:text-properties fo:color="#009999" style:text-position="0% 100%" fo:font-family="Arial" style:font-pitch="variable" fo:font-size="16pt" style:font-size-asian="16pt" style:font-size-complex="16pt"/>
    </style:style>
    <style:style style:name="T33" style:family="text">
      <style:text-properties fo:color="#00cc00" fo:font-family="'Arial Narrow'" style:font-family-generic="swiss" style:font-pitch="variable" fo:font-size="17pt" style:font-family-asian="Arial" style:font-pitch-asian="variable" style:font-size-asian="17pt" style:font-family-complex="Arial" style:font-pitch-complex="variable" style:font-size-complex="17pt"/>
    </style:style>
    <style:style style:name="T34" style:family="text">
      <style:text-properties fo:color="#00cc00" style:text-position="0% 100%" fo:font-family="'Arial Narrow'" style:font-family-generic="swiss" style:font-pitch="variable" fo:font-size="17pt" style:font-family-asian="Arial" style:font-pitch-asian="variable" style:font-size-asian="17pt" style:font-family-complex="Arial" style:font-pitch-complex="variable" style:font-size-complex="17pt"/>
    </style:style>
    <style:style style:name="T38" style:family="text">
      <style:text-properties fo:color="#009999" fo:font-family="Arial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39" style:family="text">
      <style:text-properties fo:color="#00cc00" style:text-position="0% 100%" fo:font-family="'Arial Narrow'" style:font-family-generic="swiss" style:font-pitch="variable" fo:font-size="17pt" fo:language="en" fo:country="US" style:font-size-asian="17pt" style:font-size-complex="17pt"/>
    </style:style>
    <style:style style:name="T41" style:family="text">
      <style:text-properties fo:color="#00cc00" fo:font-family="'Arial Narrow'" style:font-family-generic="swiss" style:font-pitch="variable" fo:font-size="17pt" fo:language="en" fo:country="US" style:font-size-asian="17pt" style:font-size-complex="17pt"/>
    </style:style>
    <style:style style:name="T44" style:family="text">
      <style:text-properties fo:color="#009999" style:text-position="0% 100%" fo:font-family="Arial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46" style:family="text">
      <style:text-properties fo:color="#009999" fo:font-family="Arial" style:font-pitch="variable" fo:font-size="16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48" style:family="text">
      <style:text-properties fo:color="#7889fb" style:text-position="0% 100%" fo:font-family="Arial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50" style:family="text">
      <style:text-properties fo:color="#00cc00" fo:font-family="'Arial Narrow'" style:font-family-generic="swiss" style:font-pitch="variable" fo:font-size="17pt" fo:language="en" fo:country="US" style:font-family-asian="Arial" style:font-pitch-asian="variable" style:font-size-asian="17pt" style:font-family-complex="Arial" style:font-pitch-complex="variable" style:font-size-complex="17pt"/>
    </style:style>
    <text:list-style style:name="L47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48">
      <text:list-level-style-bullet text:level="1" text:bullet-char="">
        <style:list-level-properties text:min-label-width="0.467cm"/>
        <style:text-properties fo:font-family="WingDings" style:font-pitch="variable" style:font-charset="x-symbol" fo:color="#7889fb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49">
      <text:list-level-style-bullet text:level="1" text:bullet-char="•">
        <style:list-level-properties/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–">
        <style:list-level-properties text:space-before="1.014cm" text:min-label-width="0.586cm"/>
        <style:text-properties fo:font-family="Arial" style:font-family-generic="swiss" style:font-pitch="variable" fo:color="#7889fb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50">
      <text:list-level-style-bullet text:level="1" text:bullet-char="•">
        <style:list-level-properties/>
        <style:text-properties fo:font-family="'Times New Roman'" style:font-family-generic="roman" style:font-pitch="variable" fo:color="#ffffff" fo:font-size="100%"/>
      </text:list-level-style-bullet>
      <text:list-level-style-bullet text:level="2" text:bullet-char="ƒ">
        <style:list-level-properties text:space-before="1.014cm" text:min-label-width="0.586cm"/>
        <style:text-properties fo:font-family="'LotusWP Type'" style:font-family-generic="roman" style:font-pitch="variable" fo:color="#7889fb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51">
      <text:list-level-style-bullet text:level="1" text:bullet-char="•">
        <style:list-level-properties/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–">
        <style:list-level-properties text:space-before="1.27cm" text:min-label-width="0.643cm"/>
        <style:text-properties fo:font-family="Arial" style:font-family-generic="swiss" style:font-pitch="variable" fo:color="#7889fb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52">
      <text:list-level-style-bullet text:level="1" text:bullet-char="•">
        <style:list-level-properties/>
        <style:text-properties fo:font-family="'Times New Roman'" style:font-family-generic="roman" style:font-pitch="variable" fo:color="#ffffff" fo:font-size="100%"/>
      </text:list-level-style-bullet>
      <text:list-level-style-bullet text:level="2" text:bullet-char="ƒ">
        <style:list-level-properties text:space-before="1.27cm" text:min-label-width="0.643cm"/>
        <style:text-properties fo:font-family="'LotusWP Type'" style:font-family-generic="roman" style:font-pitch="variable" fo:color="#7889fb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53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54">
      <text:list-level-style-bullet text:level="1" text:bullet-char="•">
        <style:list-level-properties/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–">
        <style:list-level-properties text:space-before="1.014cm" text:min-label-width="0.502cm"/>
        <style:text-properties fo:font-family="Arial" style:font-family-generic="swiss" style:font-pitch="variable" fo:color="#7889fb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55">
      <text:list-level-style-number text:level="1" style:num-format="">
        <style:list-level-properties/>
        <style:text-properties fo:color="#7889fb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56">
      <text:list-level-style-bullet text:level="1" text:bullet-char="•">
        <style:list-level-properties/>
        <style:text-properties fo:font-family="'Times New Roman'" style:font-family-generic="roman" style:font-pitch="variable" fo:color="#ffffff" fo:font-size="100%"/>
      </text:list-level-style-bullet>
      <text:list-level-style-bullet text:level="2" text:bullet-char="ƒ">
        <style:list-level-properties text:space-before="1.014cm" text:min-label-width="0.502cm"/>
        <style:text-properties fo:font-family="'LotusWP Type'" style:font-family-generic="roman" style:font-pitch="variable" fo:color="#7889fb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57">
      <text:list-level-style-bullet text:level="1" text:bullet-char="•">
        <style:list-level-properties/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–">
        <style:list-level-properties text:space-before="1.27cm" text:min-label-width="0.489cm"/>
        <style:text-properties fo:font-family="Arial" style:font-family-generic="swiss" style:font-pitch="variable" fo:color="#7889fb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58">
      <text:list-level-style-bullet text:level="1" text:bullet-char="•">
        <style:list-level-properties/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">
        <style:list-level-properties text:space-before="2.54cm" text:min-label-width="0.467cm"/>
        <style:text-properties fo:font-family="WingDings" style:font-pitch="variable" style:font-charset="x-symbol" fo:color="#7889fb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59">
      <text:list-level-style-bullet text:level="1" text:bullet-char="•">
        <style:list-level-properties/>
        <style:text-properties fo:font-family="'Times New Roman'" style:font-family-generic="roman" style:font-pitch="variable" fo:color="#ffffff" fo:font-size="100%"/>
      </text:list-level-style-bullet>
      <text:list-level-style-bullet text:level="2" text:bullet-char="ƒ">
        <style:list-level-properties text:space-before="1.27cm" text:min-label-width="0.489cm"/>
        <style:text-properties fo:font-family="'LotusWP Type'" style:font-family-generic="roman" style:font-pitch="variable" fo:color="#7889fb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60">
      <text:list-level-style-bullet text:level="1" text:bullet-char="">
        <style:list-level-properties text:min-label-width="0.476cm"/>
        <style:text-properties fo:font-family="WingDings" style:font-pitch="variable" style:font-charset="x-symbol" fo:color="#7889fb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61">
      <text:list-level-style-bullet text:level="1" text:bullet-char="•">
        <style:list-level-properties/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–">
        <style:list-level-properties text:space-before="1.014cm" text:min-label-width="0.573cm"/>
        <style:text-properties fo:font-family="Arial" style:font-family-generic="swiss" style:font-pitch="variable" fo:color="#7889fb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62">
      <text:list-level-style-bullet text:level="1" text:bullet-char="•">
        <style:list-level-properties/>
        <style:text-properties fo:font-family="'Times New Roman'" style:font-family-generic="roman" style:font-pitch="variable" fo:color="#ffffff" fo:font-size="100%"/>
      </text:list-level-style-bullet>
      <text:list-level-style-bullet text:level="2" text:bullet-char="ƒ">
        <style:list-level-properties text:space-before="1.014cm" text:min-label-width="0.573cm"/>
        <style:text-properties fo:font-family="'LotusWP Type'" style:font-family-generic="roman" style:font-pitch="variable" fo:color="#7889fb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63">
      <text:list-level-style-bullet text:level="1" text:bullet-char="•">
        <style:list-level-properties/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–">
        <style:list-level-properties text:space-before="1.27cm" text:min-label-width="0.635cm"/>
        <style:text-properties fo:font-family="Arial" style:font-family-generic="swiss" style:font-pitch="variable" fo:color="#7889fb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64">
      <text:list-level-style-bullet text:level="1" text:bullet-char="ƒ">
        <style:list-level-properties text:min-label-width="0.476cm"/>
        <style:text-properties fo:font-family="'LotusWP Type'" style:font-family-generic="roman" style:font-pitch="variable" fo:color="#7889fb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65">
      <text:list-level-style-bullet text:level="1" text:bullet-char="•">
        <style:list-level-properties/>
        <style:text-properties fo:font-family="'Times New Roman'" style:font-family-generic="roman" style:font-pitch="variable" fo:color="#ffffff" fo:font-size="100%"/>
      </text:list-level-style-bullet>
      <text:list-level-style-bullet text:level="2" text:bullet-char="ƒ">
        <style:list-level-properties text:space-before="1.27cm" text:min-label-width="0.635cm"/>
        <style:text-properties fo:font-family="'LotusWP Type'" style:font-family-generic="roman" style:font-pitch="variable" fo:color="#7889fb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66">
      <text:list-level-style-number text:level="1" style:num-format="">
        <style:list-level-properties/>
        <style:text-properties fo:color="#00cc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67">
      <text:list-level-style-bullet text:level="1" text:bullet-char="•">
        <style:list-level-properties/>
        <style:text-properties fo:font-family="'Times New Roman'" style:font-family-generic="roman" style:font-pitch="variable" fo:color="#ffffff" fo:font-size="100%"/>
      </text:list-level-style-bullet>
      <text:list-level-style-number text:level="2" style:num-format="">
        <style:list-level-properties/>
        <style:text-properties fo:color="#7889fb" fo:font-size="100%"/>
      </text:list-level-style-number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68">
      <text:list-level-style-bullet text:level="1" text:bullet-char="•">
        <style:list-level-properties/>
        <style:text-properties fo:font-family="'Times New Roman'" style:font-family-generic="roman" style:font-pitch="variable" fo:color="#ffffff" fo:font-size="100%"/>
      </text:list-level-style-bullet>
      <text:list-level-style-number text:level="2" style:num-format="">
        <style:list-level-properties/>
        <style:text-properties fo:color="#7889fb" fo:font-size="100%"/>
      </text:list-level-style-number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69">
      <text:list-level-style-bullet text:level="1" text:bullet-char="•">
        <style:list-level-properties/>
        <style:text-properties fo:font-family="'Times New Roman'" style:font-family-generic="roman" style:font-pitch="variable" fo:color="#ffffff" fo:font-size="100%"/>
      </text:list-level-style-bullet>
      <text:list-level-style-bullet text:level="2" text:bullet-char="">
        <style:list-level-properties text:space-before="1.27cm" text:min-label-width="0.635cm"/>
        <style:text-properties fo:font-family="WingDings" style:font-pitch="variable" style:font-charset="x-symbol" fo:color="#7889fb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</office:automatic-styles>
  <office:body>
    <office:presentation>
      <draw:page draw:name="Hands-on Automation with  STAF/STAX  Parts 1 - 4" draw:style-name="dp1" draw:master-page-name="_31_0_20_September_20_2009_5f_Title" presentation:presentation-page-layout-name="ALT0">
        <office:forms form:automatic-focus="false" form:apply-design-mode="false"/>
        <draw:frame presentation:style-name="pr5" draw:text-style-name="P6" draw:layer="layout" svg:width="24.271cm" svg:height="4.631cm" svg:x="1.19cm" svg:y="7.015cm" presentation:class="title" presentation:user-transformed="true">
          <draw:text-box>
            <text:list text:style-name="L47">
              <text:list-header>
                <text:p text:style-name="P3"><text:span text:style-name="T4">Hands-on Automation with </text:span><text:span text:style-name="T4"><text:line-break/></text:span><text:span text:style-name="T4">STAF/STAX <text:s/>Parts 1 - 4</text:span></text:p>
              </text:list-header>
            </text:list>
          </draw:text-box>
        </draw:frame>
        <presentation:notes draw:style-name="dp2">
          <draw:page-thumbnail draw:style-name="gr7" draw:layer="layout" svg:width="12.876cm" svg:height="9.971cm" svg:x="2.959cm" svg:y="1.989cm" draw:page-number="1" presentation:class="page"/>
          <draw:frame presentation:style-name="pr8" draw:text-style-name="P9" draw:layer="layout" svg:width="13.785cm" svg:height="11.966cm" svg:x="2.504cm" svg:y="12.629cm" presentation:class="notes" presentation:placeholder="true">
            <draw:text-box/>
          </draw:frame>
        </presentation:notes>
      </draw:page>
      <draw:page draw:name="Part 1 Agenda (4 hours) " draw:style-name="dp1" draw:master-page-name="_31_0_20_September_20_2009">
        <office:forms form:automatic-focus="false" form:apply-design-mode="false"/>
        <draw:custom-shape draw:style-name="gr19" draw:text-style-name="P20" draw:layer="layout" svg:width="10.434cm" svg:height="12.33cm" svg:x="3.726cm" svg:y="4.004cm">
          <text:list text:style-name="L48">
            <text:list-item>
              <text:p text:style-name="P10"><text:span text:style-name="T11">PART 1A – STAF Introduction</text:span></text:p>
            </text:list-item>
          </text:list>
          <text:list text:style-name="L49">
            <text:list-item>
              <text:list>
                <text:list-item>
                  <text:p text:style-name="P12"><text:span text:style-name="T13">Introduction</text:span></text:p>
                </text:list-item>
                <text:list-item>
                  <text:p text:style-name="P12"><text:span text:style-name="T13">Basic STAF Concepts</text:span></text:p>
                </text:list-item>
                <text:list-item>
                  <text:p text:style-name="P12"><text:span text:style-name="T13">The STAF Web Page</text:span></text:p>
                </text:list-item>
                <text:list-item>
                  <text:p text:style-name="P12"><text:span text:style-name="T13">Getting Support</text:span></text:p>
                </text:list-item>
                <text:list-item>
                  <text:p text:style-name="P12"><text:span text:style-name="T13">Installing STAF</text:span></text:p>
                </text:list-item>
                <text:list-item>
                  <text:p text:style-name="P14"><text:span text:style-name="T15">Break/LAB 1A (Exercise 1.1)</text:span><text:span text:style-name="T16"><text:line-break/></text:span><text:span text:style-name="T16"/></text:p>
                </text:list-item>
              </text:list>
            </text:list-item>
          </text:list>
          <text:list text:style-name="L48">
            <text:list-item>
              <text:p text:style-name="P10"><text:span text:style-name="T11">PART 1B – Using STAF</text:span></text:p>
            </text:list-item>
          </text:list>
          <text:list text:style-name="L49">
            <text:list-item>
              <text:list>
                <text:list-item>
                  <text:p text:style-name="P12"><text:span text:style-name="T13">Running STAF</text:span></text:p>
                </text:list-item>
                <text:list-item>
                  <text:p text:style-name="P12"><text:span text:style-name="T13">Configuring STAF</text:span></text:p>
                </text:list-item>
                <text:list-item>
                  <text:p text:style-name="P12"><text:span text:style-name="T13">Registering Services</text:span></text:p>
                </text:list-item>
                <text:list-item>
                  <text:p text:style-name="P12"><text:span text:style-name="T13">Interacting with STAF</text:span></text:p>
                </text:list-item>
                <text:list-item>
                  <text:p text:style-name="P12"><text:span text:style-name="T13">Basic STAF Commands</text:span></text:p>
                </text:list-item>
                <text:list-item>
                  <text:p text:style-name="P12"><text:span text:style-name="T15">Break/LAB 1B </text:span><text:span text:style-name="T17">(E</text:span><text:span text:style-name="T18">x</text:span><text:span text:style-name="T17">ercises 1.2–1.5)</text:span></text:p>
                </text:list-item>
              </text:list>
            </text:list-item>
          </text:list>
          <text:list text:style-name="L50">
            <text:list-item>
              <text:list>
                <text:list-header>
                  <text:p text:style-name="P12"><text:span text:style-name="T17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23" draw:text-style-name="P6" draw:layer="layout" svg:width="25.153cm" svg:height="1.571cm" svg:x="3.364cm" svg:y="2.121cm" presentation:class="title" presentation:user-transformed="true">
          <draw:text-box>
            <text:list text:style-name="L47">
              <text:list-header>
                <text:p text:style-name="P3"><text:span text:style-name="T21">Part 1 Agenda (4 hours)</text:span><text:span text:style-name="T22"> </text:span></text:p>
              </text:list-header>
            </text:list>
          </draw:text-box>
        </draw:frame>
        <draw:custom-shape draw:style-name="gr27" draw:text-style-name="P20" draw:layer="layout" svg:width="11.853cm" svg:height="14.288cm" svg:x="14.16cm" svg:y="3.814cm">
          <text:list text:style-name="L48">
            <text:list-item>
              <text:p text:style-name="P10"><text:span text:style-name="T11">PART 1C – Leveraging STAF</text:span></text:p>
            </text:list-item>
          </text:list>
          <text:list text:style-name="L51">
            <text:list-item>
              <text:list>
                <text:list-item>
                  <text:p text:style-name="P12"><text:span text:style-name="T13">STAF Services</text:span></text:p>
                </text:list-item>
                <text:list-item>
                  <text:p text:style-name="P12"><text:span text:style-name="T13">Process Service</text:span></text:p>
                </text:list-item>
                <text:list-item>
                  <text:p text:style-name="P12"><text:span text:style-name="T13">FS Service</text:span></text:p>
                </text:list-item>
                <text:list-item>
                  <text:p text:style-name="P12"><text:span text:style-name="T13">Log Service</text:span></text:p>
                </text:list-item>
                <text:list-item>
                  <text:p text:style-name="P12"><text:span text:style-name="T13">STAF Variables</text:span></text:p>
                </text:list-item>
                <text:list-item>
                  <text:p text:style-name="P12"><text:span text:style-name="T13">Running a simple Testcase</text:span></text:p>
                </text:list-item>
                <text:list-item>
                  <text:p text:style-name="P12"><text:span text:style-name="T13">Running a STAF-enabled Testcase</text:span></text:p>
                </text:list-item>
                <text:list-item>
                  <text:p text:style-name="P12"><text:span text:style-name="T13">STAF Support for Java Testcases</text:span></text:p>
                </text:list-item>
                <text:list-item>
                  <text:p text:style-name="P12"><text:span text:style-name="T24">The STAF Demo</text:span></text:p>
                </text:list-item>
                <text:list-item>
                  <text:p text:style-name="P12"><text:span text:style-name="T17">Break/LAB 1C (Exercises 1.6-1.10)</text:span></text:p>
                </text:list-item>
              </text:list>
            </text:list-item>
          </text:list>
          <text:list text:style-name="L52">
            <text:list-item>
              <text:list>
                <text:list-header>
                  <text:p text:style-name="P12"><text:span text:style-name="T17"/></text:p>
                </text:list-header>
              </text:list>
            </text:list-item>
          </text:list>
          <text:list text:style-name="L48">
            <text:list-item>
              <text:p text:style-name="P10"><text:span text:style-name="T11">PART 1D – Debugging STAF</text:span></text:p>
            </text:list-item>
          </text:list>
          <text:list text:style-name="L51">
            <text:list-item>
              <text:list>
                <text:list-item>
                  <text:p text:style-name="P12"><text:span text:style-name="T13">Tracing</text:span></text:p>
                </text:list-item>
                <text:list-item>
                  <text:p text:style-name="P12"><text:span text:style-name="T13">Debugging STAF</text:span></text:p>
                </text:list-item>
                <text:list-item>
                  <text:p text:style-name="P12"><text:span text:style-name="T17">Break/LAB 1D (Exercise 1.11)</text:span></text:p>
                </text:list-item>
              </text:list>
            </text:list-item>
          </text:list>
          <text:list text:style-name="L52">
            <text:list-item>
              <text:list>
                <text:list-header>
                  <text:p text:style-name="P12"><text:span text:style-name="T15"/></text:p>
                </text:list-header>
              </text:list>
            </text:list-item>
          </text:list>
          <text:list text:style-name="L53">
            <text:list-header>
              <text:p text:style-name="P25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876cm" svg:height="9.971cm" svg:x="2.959cm" svg:y="1.989cm" draw:page-number="2" presentation:class="page"/>
          <draw:frame presentation:style-name="pr28" draw:text-style-name="P9" draw:layer="layout" svg:width="13.785cm" svg:height="12.198cm" svg:x="2.504cm" svg:y="12.629cm" presentation:class="notes" presentation:placeholder="true">
            <draw:text-box/>
          </draw:frame>
        </presentation:notes>
      </draw:page>
      <draw:page draw:name="Part 2 Agenda (4 hours) " draw:style-name="dp1" draw:master-page-name="_31_0_20_September_20_2009">
        <office:forms form:automatic-focus="false" form:apply-design-mode="false"/>
        <draw:custom-shape draw:style-name="gr35" draw:text-style-name="P20" draw:layer="layout" svg:width="10.433cm" svg:height="15.289cm" svg:x="2.095cm" svg:y="4.004cm">
          <text:list text:style-name="L48">
            <text:list-item>
              <text:p text:style-name="P10"><text:span text:style-name="T29">PART 2A – STAX Introduction</text:span></text:p>
            </text:list-item>
          </text:list>
          <text:list text:style-name="L54">
            <text:list-item>
              <text:list>
                <text:list-item>
                  <text:p text:style-name="P12"><text:span text:style-name="T30">What is STAX?</text:span></text:p>
                </text:list-item>
                <text:list-item>
                  <text:p text:style-name="P12"><text:span text:style-name="T30">Technologies used in STAX</text:span></text:p>
                </text:list-item>
                <text:list-item>
                  <text:p text:style-name="P12"><text:span text:style-name="T30">Concepts</text:span></text:p>
                </text:list-item>
                <text:list-item>
                  <text:p text:style-name="P12"><text:span text:style-name="T30">Introduction to STAX XML Elements</text:span></text:p>
                </text:list-item>
                <text:list-item>
                  <text:p text:style-name="P12"><text:span text:style-name="T30">The STAX Web Page</text:span></text:p>
                </text:list-item>
                <text:list-item>
                  <text:p text:style-name="P12"><text:span text:style-name="T30">STAX Requirements</text:span></text:p>
                </text:list-item>
                <text:list-item>
                  <text:p text:style-name="P12"><text:span text:style-name="T30">STAX Machine Environment</text:span></text:p>
                </text:list-item>
                <text:list-item>
                  <text:p text:style-name="P12"><text:span text:style-name="T30">Installing STAX</text:span></text:p>
                </text:list-item>
                <text:list-item>
                  <text:p text:style-name="P12"><text:span text:style-name="T30">Configuring STAX</text:span></text:p>
                </text:list-item>
                <text:list-item>
                  <text:p text:style-name="P12"><text:span text:style-name="T30">Using the STAX Monitor </text:span></text:p>
                </text:list-item>
                <text:list-item>
                  <text:p text:style-name="P12"><text:span text:style-name="T30">Controlling Execution of STAX Jobs</text:span></text:p>
                </text:list-item>
                <text:list-item>
                  <text:p text:style-name="P12"><text:span text:style-name="T30">Understanding STAX Logs</text:span></text:p>
                </text:list-item>
                <text:list-item>
                  <text:p text:style-name="P12"><text:span text:style-name="T30">Submitting STAX Requests </text:span></text:p>
                </text:list-item>
                <text:list-item>
                  <text:p text:style-name="P12"><text:span text:style-name="T31">Break/LAB 2A (Exercises 2.1-2.3)</text:span><text:span text:style-name="T31"><text:line-break/></text:span><text:span text:style-name="T31"/></text:p>
                </text:list-item>
              </text:list>
            </text:list-item>
          </text:list>
          <text:list text:style-name="L55">
            <text:list-header>
              <text:p text:style-name="P32"><text:span text:style-name="T33"/></text:p>
            </text:list-header>
          </text:list>
          <text:list text:style-name="L56">
            <text:list-item>
              <text:list>
                <text:list-header>
                  <text:p text:style-name="P14"><text:span text:style-name="T34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23" draw:text-style-name="P6" draw:layer="layout" svg:width="25.153cm" svg:height="1.571cm" svg:x="3.364cm" svg:y="2.121cm" presentation:class="title" presentation:user-transformed="true">
          <draw:text-box>
            <text:list text:style-name="L47">
              <text:list-header>
                <text:p text:style-name="P3"><text:span text:style-name="T21">Part 2 Agenda (4 hours)</text:span><text:span text:style-name="T22"> </text:span></text:p>
              </text:list-header>
            </text:list>
          </draw:text-box>
        </draw:frame>
        <draw:custom-shape draw:style-name="gr36" draw:text-style-name="P20" draw:layer="layout" svg:width="14.583cm" svg:height="19.346cm" svg:x="12.678cm" svg:y="3.814cm">
          <text:list text:style-name="L48">
            <text:list-item>
              <text:p text:style-name="P10"><text:span text:style-name="T11">PART 2B – Creating STAX Jobs</text:span></text:p>
            </text:list-item>
          </text:list>
          <text:list text:style-name="L57">
            <text:list-item>
              <text:list>
                <text:list-item>
                  <text:p text:style-name="P12"><text:span text:style-name="T13">Using Python in STAX XML Documents</text:span></text:p>
                </text:list-item>
                <text:list-item>
                  <text:p text:style-name="P12"><text:span text:style-name="T13">Using XML to Define STAX Jobs</text:span></text:p>
                </text:list-item>
                <text:list-item>
                  <text:p text:style-name="P12"><text:span text:style-name="T13">Understanding STAX XML Elements:</text:span></text:p>
                </text:list-item>
              </text:list>
            </text:list-item>
          </text:list>
          <text:list text:style-name="L58">
            <text:list-item>
              <text:list>
                <text:list-item>
                  <text:list>
                    <text:list-item>
                      <text:p text:style-name="P12"><text:span text:style-name="T13">Fundamental Actions: &lt;script&gt;, &lt;process&gt;, &lt;stafcmd&gt;</text:span></text:p>
                    </text:list-item>
                    <text:list-item>
                      <text:p text:style-name="P12"><text:span text:style-name="T13">Groupings: <text:s/>&lt;sequence&gt;, &lt;function&gt;</text:span></text:p>
                    </text:list-item>
                    <text:list-item>
                      <text:p text:style-name="P12"><text:span text:style-name="T13">Looping: <text:s/>&lt;loop&gt;, &lt;iterate&gt;, &lt;break&gt;, &lt;continue&gt;</text:span></text:p>
                    </text:list-item>
                    <text:list-item>
                      <text:p text:style-name="P12"><text:span text:style-name="T13">Conditionals: <text:s/>&lt;if&gt;, &lt;elseif&gt;, &lt;else&gt;</text:span></text:p>
                    </text:list-item>
                    <text:list-item>
                      <text:p text:style-name="P12"><text:span text:style-name="T13">Execution Blocks: <text:s/>&lt;block&gt;</text:span></text:p>
                    </text:list-item>
                    <text:list-item>
                      <text:p text:style-name="P12"><text:span text:style-name="T13">Logging and Messages: <text:s/>&lt;log&gt;, &lt;message&gt;</text:span></text:p>
                    </text:list-item>
                  </text:list>
                </text:list-item>
              </text:list>
            </text:list-item>
          </text:list>
          <text:list text:style-name="L57">
            <text:list-item>
              <text:list>
                <text:list-item>
                  <text:p text:style-name="P12"><text:span text:style-name="T13">Creating a Simple STAX Job</text:span></text:p>
                </text:list-item>
                <text:list-item>
                  <text:p text:style-name="P12"><text:span text:style-name="T17">Break/LAB 2C (Exercises 2.4-2.5)</text:span></text:p>
                </text:list-item>
              </text:list>
            </text:list-item>
          </text:list>
          <text:list text:style-name="L59">
            <text:list-item>
              <text:list>
                <text:list-header>
                  <text:p text:style-name="P12"><text:span text:style-name="T17"/></text:p>
                </text:list-header>
              </text:list>
            </text:list-item>
          </text:list>
          <text:list text:style-name="L48">
            <text:list-item>
              <text:p text:style-name="P10"><text:span text:style-name="T11">PART 2C – Creating more complex STAX jobs</text:span></text:p>
            </text:list-item>
          </text:list>
          <text:list text:style-name="L57">
            <text:list-item>
              <text:list>
                <text:list-item>
                  <text:p text:style-name="P12"><text:span text:style-name="T13">Understanding Additional STAX XML Elements:</text:span></text:p>
                </text:list-item>
              </text:list>
            </text:list-item>
          </text:list>
          <text:list text:style-name="L58">
            <text:list-item>
              <text:list>
                <text:list-item>
                  <text:list>
                    <text:list-item>
                      <text:p text:style-name="P12"><text:span text:style-name="T13">Parallel Execution: <text:s/>&lt;parallel&gt;, &lt;paralleliterate&gt;</text:span></text:p>
                    </text:list-item>
                    <text:list-item>
                      <text:p text:style-name="P12"><text:span text:style-name="T13">Testcases and Timers: <text:s/>&lt;testcase&gt;, &lt;tcstatus&gt;, &lt;timer&gt;</text:span></text:p>
                    </text:list-item>
                  </text:list>
                </text:list-item>
              </text:list>
            </text:list-item>
          </text:list>
          <text:list text:style-name="L57">
            <text:list-item>
              <text:list>
                <text:list-item>
                  <text:p text:style-name="P12"><text:span text:style-name="T13">Debugging STAX</text:span></text:p>
                </text:list-item>
                <text:list-item>
                  <text:p text:style-name="P12"><text:span text:style-name="T15">Break/LAB 2C </text:span><text:span text:style-name="T17">(Exercises 2.6-2.7)</text:span></text:p>
                </text:list-item>
              </text:list>
            </text:list-item>
          </text:list>
          <text:list text:style-name="L59">
            <text:list-item>
              <text:list>
                <text:list-header>
                  <text:p text:style-name="P12"><text:span text:style-name="T15"/></text:p>
                </text:list-header>
              </text:list>
            </text:list-item>
          </text:list>
          <text:list text:style-name="L53">
            <text:list-header>
              <text:p text:style-name="P25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876cm" svg:height="9.971cm" svg:x="2.959cm" svg:y="1.989cm" draw:page-number="3" presentation:class="page"/>
          <draw:frame presentation:style-name="pr28" draw:text-style-name="P9" draw:layer="layout" svg:width="13.785cm" svg:height="12.198cm" svg:x="2.504cm" svg:y="12.629cm" presentation:class="notes" presentation:placeholder="true">
            <draw:text-box/>
          </draw:frame>
        </presentation:notes>
      </draw:page>
      <draw:page draw:name="Part 3 Agenda (4 hours) " draw:style-name="dp1" draw:master-page-name="_31_0_20_September_20_2009">
        <office:forms form:automatic-focus="false" form:apply-design-mode="false"/>
        <draw:custom-shape draw:style-name="gr37" draw:text-style-name="P20" draw:layer="layout" svg:width="11.069cm" svg:height="13.168cm" svg:x="3.726cm" svg:y="3.814cm">
          <text:list text:style-name="L60">
            <text:list-item>
              <text:p text:style-name="P10"><text:span text:style-name="T11">PART 3A – Additional STAF Services 1</text:span></text:p>
            </text:list-item>
          </text:list>
          <text:list text:style-name="L61">
            <text:list-item>
              <text:list>
                <text:list-item>
                  <text:p text:style-name="P12"><text:span text:style-name="T13">FSExt, Zip</text:span></text:p>
                </text:list-item>
                <text:list-item>
                  <text:p text:style-name="P12"><text:span text:style-name="T13">Monitor, ResPool</text:span></text:p>
                </text:list-item>
                <text:list-item>
                  <text:p text:style-name="P12"><text:span text:style-name="T13">Trust, Service</text:span></text:p>
                </text:list-item>
                <text:list-item>
                  <text:p text:style-name="P12"><text:span text:style-name="T13">Delay, Misc</text:span></text:p>
                </text:list-item>
                <text:list-item>
                  <text:p text:style-name="P12"><text:span text:style-name="T13">LifeCycle</text:span></text:p>
                </text:list-item>
                <text:list-item>
                  <text:p text:style-name="P12"><text:span text:style-name="T17">Break/LAB 3A (Exercise 3.1)</text:span></text:p>
                </text:list-item>
              </text:list>
            </text:list-item>
          </text:list>
          <text:list text:style-name="L62">
            <text:list-item>
              <text:list>
                <text:list-header>
                  <text:p text:style-name="P12"><text:span text:style-name="T15"/></text:p>
                </text:list-header>
              </text:list>
            </text:list-item>
          </text:list>
          <text:list text:style-name="L60">
            <text:list-item>
              <text:p text:style-name="P10"><text:span text:style-name="T11">PART 3B – Additional STAF Services 2</text:span></text:p>
            </text:list-item>
          </text:list>
          <text:list text:style-name="L61">
            <text:list-item>
              <text:list>
                <text:list-item>
                  <text:p text:style-name="P12"><text:span text:style-name="T13">Namespace</text:span></text:p>
                </text:list-item>
                <text:list-item>
                  <text:p text:style-name="P12"><text:span text:style-name="T13">Email, Event</text:span></text:p>
                </text:list-item>
                <text:list-item>
                  <text:p text:style-name="P12"><text:span text:style-name="T13">EventManager</text:span></text:p>
                </text:list-item>
                <text:list-item>
                  <text:p text:style-name="P12"><text:span text:style-name="T13">Cron</text:span></text:p>
                </text:list-item>
                <text:list-item>
                  <text:p text:style-name="P12"><text:span text:style-name="T13">HTTP</text:span></text:p>
                </text:list-item>
                <text:list-item>
                  <text:p text:style-name="P12"><text:span text:style-name="T13">FTP</text:span></text:p>
                </text:list-item>
                <text:list-item>
                  <text:p text:style-name="P12"><text:span text:style-name="T15">Break/LAB 3B (Exercise 3.2)</text:span></text:p>
                </text:list-item>
              </text:list>
            </text:list-item>
          </text:list>
          <text:list text:style-name="L62">
            <text:list-item>
              <text:list>
                <text:list-header>
                  <text:p text:style-name="P12"><text:span text:style-name="T15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23" draw:text-style-name="P6" draw:layer="layout" svg:width="25.153cm" svg:height="1.571cm" svg:x="3.364cm" svg:y="2.121cm" presentation:class="title" presentation:user-transformed="true">
          <draw:text-box>
            <text:list text:style-name="L47">
              <text:list-header>
                <text:p text:style-name="P3"><text:span text:style-name="T21">Part 3 Agenda (4 hours)</text:span><text:span text:style-name="T22"> </text:span></text:p>
              </text:list-header>
            </text:list>
          </draw:text-box>
        </draw:frame>
        <draw:custom-shape draw:style-name="gr42" draw:text-style-name="P20" draw:layer="layout" svg:width="12.488cm" svg:height="16.47cm" svg:x="14.795cm" svg:y="3.744cm">
          <text:list text:style-name="L60">
            <text:list-item>
              <text:p text:style-name="P10"><text:span text:style-name="T11">PART 3C – Advanced Topics 1</text:span></text:p>
            </text:list-item>
          </text:list>
          <text:list text:style-name="L63">
            <text:list-item>
              <text:list>
                <text:list-item>
                  <text:p text:style-name="P12"><text:span text:style-name="T13">Writing custom STAF services</text:span></text:p>
                </text:list-item>
                <text:list-item>
                  <text:p text:style-name="P12"><text:span text:style-name="T13">STAF Support for C++, Perl, Python, and Tcl Testcases</text:span></text:p>
                </text:list-item>
                <text:list-item>
                  <text:p text:style-name="P12"><text:span text:style-name="T13">STAF Support for Ant</text:span></text:p>
                </text:list-item>
                <text:list-item>
                  <text:p text:style-name="P12"><text:span text:style-name="T13">STAF Support for shell-scripts</text:span></text:p>
                </text:list-item>
                <text:list-item>
                  <text:p text:style-name="P12"><text:span text:style-name="T13">Marshalled Data</text:span></text:p>
                </text:list-item>
                <text:list-item>
                  <text:p text:style-name="P12"><text:span text:style-name="T13">Private Data</text:span></text:p>
                </text:list-item>
                <text:list-item>
                  <text:p text:style-name="P12"><text:span text:style-name="T15">Break/LAB 3C </text:span><text:span text:style-name="T17">(Exercise 3.3)</text:span></text:p>
                </text:list-item>
              </text:list>
            </text:list-item>
          </text:list>
          <text:list text:style-name="L64">
            <text:list-header>
              <text:p text:style-name="P10"><text:span text:style-name="T38"/></text:p>
            </text:list-header>
          </text:list>
          <text:list text:style-name="L60">
            <text:list-item>
              <text:p text:style-name="P10"><text:span text:style-name="T11">PART 3D – Advanced Topics 2</text:span></text:p>
            </text:list-item>
          </text:list>
          <text:list text:style-name="L63">
            <text:list-item>
              <text:list>
                <text:list-item>
                  <text:p text:style-name="P12"><text:span text:style-name="T13">Automation Tasks</text:span></text:p>
                </text:list-item>
                <text:list-item>
                  <text:p text:style-name="P12"><text:span text:style-name="T13">End-to-end Automation with STAF</text:span></text:p>
                </text:list-item>
                <text:list-item>
                  <text:p text:style-name="P12"><text:span text:style-name="T13">Keys to successful STAF/STAX deployment </text:span></text:p>
                </text:list-item>
                <text:list-item>
                  <text:p text:style-name="P12"><text:span text:style-name="T13">STAF Eclipse Plug-in</text:span></text:p>
                </text:list-item>
                <text:list-item>
                  <text:p text:style-name="P12"><text:span text:style-name="T13">Contributing to STAF</text:span></text:p>
                </text:list-item>
                <text:list-item>
                  <text:p text:style-name="P12"><text:span text:style-name="T15">Break</text:span></text:p>
                </text:list-item>
              </text:list>
            </text:list-item>
          </text:list>
          <text:list text:style-name="L65">
            <text:list-item>
              <text:list>
                <text:list-header>
                  <text:p text:style-name="P12"><text:span text:style-name="T17"/></text:p>
                  <text:p text:style-name="P14"><text:span text:style-name="T39"/></text:p>
                </text:list-header>
              </text:list>
            </text:list-item>
          </text:list>
          <text:list text:style-name="L66">
            <text:list-header>
              <text:p text:style-name="P40"><text:span text:style-name="T4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876cm" svg:height="9.971cm" svg:x="2.959cm" svg:y="1.989cm" draw:page-number="4" presentation:class="page"/>
          <draw:frame presentation:style-name="pr28" draw:text-style-name="P9" draw:layer="layout" svg:width="13.785cm" svg:height="12.198cm" svg:x="2.504cm" svg:y="12.629cm" presentation:class="notes" presentation:placeholder="true">
            <draw:text-box/>
          </draw:frame>
        </presentation:notes>
      </draw:page>
      <draw:page draw:name="Part 4 Agenda (4 hours) " draw:style-name="dp1" draw:master-page-name="_31_0_20_September_20_2009">
        <office:forms form:automatic-focus="false" form:apply-design-mode="false"/>
        <draw:custom-shape draw:style-name="gr45" draw:text-style-name="P20" draw:layer="layout" svg:width="10.434cm" svg:height="16.127cm" svg:x="3.726cm" svg:y="3.814cm">
          <text:list text:style-name="L60">
            <text:list-item>
              <text:p text:style-name="P10"><text:span text:style-name="T11">PART 4A – Additional STAX Elements</text:span></text:p>
            </text:list-item>
          </text:list>
          <text:list text:style-name="L61">
            <text:list-item>
              <text:list>
                <text:list-item>
                  <text:p text:style-name="P12"><text:span text:style-name="T13">Signals and Exceptions: <text:s/>&lt;raise&gt;, &lt;signalhander&gt;, &lt;try&gt;, &lt;catch&gt;</text:span></text:p>
                </text:list-item>
                <text:list-item>
                  <text:p text:style-name="P12"><text:span text:style-name="T13">Defining Function Arguments</text:span></text:p>
                </text:list-item>
                <text:list-item>
                  <text:p text:style-name="P12"><text:span text:style-name="T13">Subjobs</text:span></text:p>
                </text:list-item>
                <text:list-item>
                  <text:p text:style-name="P12"><text:span text:style-name="T13">STAX File and Machine Caching</text:span></text:p>
                </text:list-item>
                <text:list-item>
                  <text:p text:style-name="P12"><text:span text:style-name="T15">Break/LAB 4A (Exercise 4.1)</text:span></text:p>
                </text:list-item>
              </text:list>
            </text:list-item>
          </text:list>
          <text:list text:style-name="L64">
            <text:list-header>
              <text:p text:style-name="P10"><text:span text:style-name="T26"/></text:p>
            </text:list-header>
          </text:list>
          <text:list text:style-name="L60">
            <text:list-item>
              <text:p text:style-name="P10"><text:span text:style-name="T11">PART 4B – Sample STAX Jobs 1</text:span></text:p>
            </text:list-item>
          </text:list>
          <text:list text:style-name="L61">
            <text:list-item>
              <text:list>
                <text:list-item>
                  <text:p text:style-name="P12"><text:span text:style-name="T13">DoesNothing.xml</text:span></text:p>
                </text:list-item>
                <text:list-item>
                  <text:p text:style-name="P12"><text:span text:style-name="T13">RunNotepadProcess.xml</text:span></text:p>
                </text:list-item>
                <text:list-item>
                  <text:p text:style-name="P12"><text:span text:style-name="T13">RunDelayRequest.xml</text:span></text:p>
                </text:list-item>
                <text:list-item>
                  <text:p text:style-name="P12"><text:span text:style-name="T13">CheckSTAFCmdRC.xml</text:span></text:p>
                </text:list-item>
                <text:list-item>
                  <text:p text:style-name="P12"><text:span text:style-name="T13">RunTestProcess.xml</text:span></text:p>
                </text:list-item>
                <text:list-item>
                  <text:p text:style-name="P12"><text:span text:style-name="T13">UsingScripts.xml</text:span></text:p>
                </text:list-item>
                <text:list-item>
                  <text:p text:style-name="P12"><text:span text:style-name="T13">FunctionParameters.xml</text:span></text:p>
                </text:list-item>
                <text:list-item>
                  <text:p text:style-name="P12"><text:span text:style-name="T13">FunctionParametersLogging.xml</text:span></text:p>
                </text:list-item>
                <text:list-item>
                  <text:p text:style-name="P12"><text:span text:style-name="T15">Break 4B</text:span></text:p>
                </text:list-item>
              </text:list>
            </text:list-item>
          </text:list>
          <text:list text:style-name="L67">
            <text:list-item>
              <text:list>
                <text:list-header>
                  <text:p text:style-name="P43"><text:span text:style-name="T44"/></text:p>
                </text:list-header>
              </text:list>
            </text:list-item>
          </text:list>
          <text:list text:style-name="L62">
            <text:list-item>
              <text:list>
                <text:list-header>
                  <text:p text:style-name="P12"><text:span text:style-name="T44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23" draw:text-style-name="P6" draw:layer="layout" svg:width="25.153cm" svg:height="1.571cm" svg:x="3.364cm" svg:y="2.121cm" presentation:class="title" presentation:user-transformed="true">
          <draw:text-box>
            <text:list text:style-name="L47">
              <text:list-header>
                <text:p text:style-name="P3"><text:span text:style-name="T21">Part 4 Agenda (4 hours)</text:span><text:span text:style-name="T22"> </text:span></text:p>
              </text:list-header>
            </text:list>
          </draw:text-box>
        </draw:frame>
        <draw:custom-shape draw:style-name="gr52" draw:text-style-name="P20" draw:layer="layout" svg:width="13.736cm" svg:height="19.059cm" svg:x="14.16cm" svg:y="3.603cm">
          <text:list text:style-name="L60">
            <text:list-item>
              <text:p text:style-name="P10"><text:span text:style-name="T11">PART 4C – Sample STAX Jobs 2</text:span></text:p>
            </text:list-item>
          </text:list>
          <text:list text:style-name="L63">
            <text:list-item>
              <text:list>
                <text:list-item>
                  <text:p text:style-name="P12"><text:span text:style-name="T13">ImportFunction.xml</text:span></text:p>
                </text:list-item>
                <text:list-item>
                  <text:p text:style-name="P12"><text:span text:style-name="T13">Block.xml, <text:s/>Parallel.xml</text:span></text:p>
                </text:list-item>
                <text:list-item>
                  <text:p text:style-name="P12"><text:span text:style-name="T13">Loop.xml, <text:s/>Testcase.xml</text:span></text:p>
                </text:list-item>
                <text:list-item>
                  <text:p text:style-name="P12"><text:span text:style-name="T13">Timer.xml, <text:s/>Email.xml</text:span></text:p>
                </text:list-item>
                <text:list-item>
                  <text:p text:style-name="P12"><text:span text:style-name="T13">DateTime.xml</text:span></text:p>
                </text:list-item>
                <text:list-item>
                  <text:p text:style-name="P12"><text:span text:style-name="T15">Break 4C</text:span></text:p>
                </text:list-item>
              </text:list>
            </text:list-item>
          </text:list>
          <text:list text:style-name="L64">
            <text:list-header>
              <text:p text:style-name="P10"><text:span text:style-name="T46"/></text:p>
            </text:list-header>
          </text:list>
          <text:list text:style-name="L60">
            <text:list-item>
              <text:p text:style-name="P10"><text:span text:style-name="T11">PART 4D – Advanced Topics</text:span></text:p>
            </text:list-item>
          </text:list>
          <text:list text:style-name="L63">
            <text:list-item>
              <text:list>
                <text:list-item>
                  <text:p text:style-name="P12"><text:span text:style-name="T13">STAXDoc</text:span></text:p>
                </text:list-item>
                <text:list-item>
                  <text:p text:style-name="P12"><text:span text:style-name="T24">STAX Extensions</text:span></text:p>
                </text:list-item>
                <text:list-item>
                  <text:p text:style-name="P12"><text:span text:style-name="T24">STAX Variables</text:span></text:p>
                </text:list-item>
                <text:list-item>
                  <text:p text:style-name="P12"><text:span text:style-name="T24">STAXUtil Functions</text:span></text:p>
                </text:list-item>
                <text:list-item>
                  <text:p text:style-name="P12"><text:span text:style-name="T24">Rational Quality Manager</text:span></text:p>
                </text:list-item>
                <text:list-item>
                  <text:p text:style-name="P12"><text:span text:style-name="T24">STAXGlobal Class</text:span></text:p>
                </text:list-item>
                <text:list-item>
                  <text:p text:style-name="P12"><text:span text:style-name="T17">Break/LAB 4D (Exercises 4.2-4.3)</text:span></text:p>
                </text:list-item>
              </text:list>
            </text:list-item>
          </text:list>
          <text:list text:style-name="L68">
            <text:list-item>
              <text:list>
                <text:list-header>
                  <text:p text:style-name="P47"><text:span text:style-name="T17"/></text:p>
                </text:list-header>
              </text:list>
            </text:list-item>
          </text:list>
          <text:list text:style-name="L69">
            <text:list-item>
              <text:list>
                <text:list-item>
                  <text:p text:style-name="P12"><text:span text:style-name="T17"><text:s/></text:span><text:span text:style-name="T48">PART 4E – <text:s/>STAX Debugging</text:span></text:p>
                </text:list-item>
              </text:list>
            </text:list-item>
          </text:list>
          <text:list text:style-name="L63">
            <text:list-item>
              <text:list>
                <text:list-item>
                  <text:p text:style-name="P12"><text:span text:style-name="T13">Exception Stacktrace</text:span></text:p>
                </text:list-item>
                <text:list-item>
                  <text:p text:style-name="P12"><text:span text:style-name="T24">Breakpoints</text:span></text:p>
                </text:list-item>
                <text:list-item>
                  <text:p text:style-name="P12"><text:span text:style-name="T17">Break/LAB <text:s/>4E (Exercise 4.4)</text:span></text:p>
                </text:list-item>
              </text:list>
            </text:list-item>
          </text:list>
          <text:list text:style-name="L64">
            <text:list-header>
              <text:p text:style-name="P49"><text:span text:style-name="T50"/></text:p>
            </text:list-header>
          </text:list>
          <text:list text:style-name="L67">
            <text:list-item>
              <text:list>
                <text:list-header>
                  <text:p text:style-name="P51"><text:span text:style-name="T39"/></text:p>
                </text:list-header>
              </text:list>
            </text:list-item>
          </text:list>
          <text:list text:style-name="L66">
            <text:list-header>
              <text:p text:style-name="P40"><text:span text:style-name="T4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876cm" svg:height="9.971cm" svg:x="2.959cm" svg:y="1.989cm" draw:page-number="5" presentation:class="page"/>
          <draw:frame presentation:style-name="pr28" draw:text-style-name="P9" draw:layer="layout" svg:width="13.785cm" svg:height="12.198cm" svg:x="2.504cm" svg:y="12.629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1_0_20_September_20_2009-background" style:display-name="10 September 2009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_31_0_20_September_20_2009-backgroundobjects" style:display-name="10 September 2009-backgroundobjects" style:family="presentation">
      <style:graphic-properties svg:stroke-width="0.06cm" svg:stroke-color="#808080" draw:fill-color="#ffff99" fo:padding-top="0.116cm" fo:padding-bottom="0.116cm" fo:padding-left="0.232cm" fo:padding-right="0.232cm" draw:shadow="hidden" draw:shadow-offset-x="0.3cm" draw:shadow-offset-y="0.3cm" draw:shadow-color="#808080">
        <text:list-style style:name="_31_0_20_September_20_2009-backgroundobjects" style:display-name="10 September 2009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_31_0_20_September_20_2009-notes" style:display-name="10 September 2009-notes" style:family="presentation">
      <style:graphic-properties draw:stroke="none" draw:fill="none" fo:padding-top="0.116cm" fo:padding-bottom="0.116cm" fo:padding-left="0.232cm" fo:padding-right="0.232cm">
        <text:list-style style:name="_31_0_20_September_20_2009-notes" style:display-name="10 September 200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0_20_September_20_2009-outline1" style:display-name="10 September 2009-outline1" style:family="presentation">
      <style:graphic-properties draw:stroke="none" draw:fill="none" fo:padding-top="0.141cm" fo:padding-bottom="0.141cm" fo:padding-left="0.283cm" fo:padding-right="0.283cm">
        <text:list-style style:name="_31_0_20_September_20_2009-outline1" style:display-name="10 September 2009-outline1">
          <text:list-level-style-bullet text:level="1" text:bullet-char="">
            <style:list-level-properties text:min-label-width="0.533cm"/>
            <style:text-properties fo:font-family="WingDings" style:font-pitch="variable" style:font-charset="x-symbol" fo:color="#ffffff" fo:font-size="100%"/>
          </text:list-level-style-bullet>
          <text:list-level-style-bullet text:level="2" text:bullet-char="–">
            <style:list-level-properties text:space-before="1.071cm" text:min-label-width="0.50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112cm" text:min-label-width="0.533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188cm" text:min-label-width="0.53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255cm" text:min-label-width="0.50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55cm" text:min-label-width="0.50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55cm" text:min-label-width="0.50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55cm" text:min-label-width="0.50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55cm" text:min-label-width="0.50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55cm" text:min-label-width="0.50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9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93cm"/>
          <style:tab-stop style:position="5.119cm"/>
          <style:tab-stop style:position="7.946cm"/>
          <style:tab-stop style:position="10.772cm"/>
          <style:tab-stop style:position="13.599cm"/>
          <style:tab-stop style:position="16.426cm"/>
          <style:tab-stop style:position="19.252cm"/>
          <style:tab-stop style:position="22.079cm"/>
          <style:tab-stop style:position="24.906cm"/>
          <style:tab-stop style:position="27.732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_20_September_20_2009-outline2" style:display-name="10 September 2009-outline2" style:family="presentation" style:parent-style-name="_31_0_20_September_20_2009-outline1">
      <style:graphic-properties>
        <text:list-style style:name="_31_0_20_September_20_2009-outline2" style:display-name="10 September 2009-outline2">
          <text:list-level-style-bullet text:level="1" text:bullet-char="»">
            <style:list-level-properties text:space-before="4.255cm" text:min-label-width="0.507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071cm" text:min-label-width="0.50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112cm" text:min-label-width="0.533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188cm" text:min-label-width="0.53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255cm" text:min-label-width="0.50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55cm" text:min-label-width="0.50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55cm" text:min-label-width="0.50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55cm" text:min-label-width="0.50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55cm" text:min-label-width="0.50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55cm" text:min-label-width="0.50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52cm"/>
          <style:tab-stop style:position="4.078cm"/>
          <style:tab-stop style:position="6.905cm"/>
          <style:tab-stop style:position="9.732cm"/>
          <style:tab-stop style:position="12.558cm"/>
          <style:tab-stop style:position="15.385cm"/>
          <style:tab-stop style:position="18.212cm"/>
          <style:tab-stop style:position="21.038cm"/>
          <style:tab-stop style:position="23.865cm"/>
          <style:tab-stop style:position="26.692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_31_0_20_September_20_2009-outline3" style:display-name="10 September 2009-outline3" style:family="presentation" style:parent-style-name="_31_0_20_September_20_2009-outline2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8cm"/>
          <style:tab-stop style:position="3.007cm"/>
          <style:tab-stop style:position="5.834cm"/>
          <style:tab-stop style:position="8.66cm"/>
          <style:tab-stop style:position="11.487cm"/>
          <style:tab-stop style:position="14.313cm"/>
          <style:tab-stop style:position="17.14cm"/>
          <style:tab-stop style:position="19.967cm"/>
          <style:tab-stop style:position="22.793cm"/>
          <style:tab-stop style:position="25.62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_31_0_20_September_20_2009-outline4" style:display-name="10 September 2009-outline4" style:family="presentation" style:parent-style-name="_31_0_20_September_20_2009-outline3">
      <style:paragraph-properties fo:margin-left="3.721cm" fo:margin-right="0cm" fo:margin-top="0.158cm" fo:margin-bottom="0cm" fo:line-height="100%" fo:text-align="start" fo:text-indent="-0.533cm" style:punctuation-wrap="hanging" style:line-break="strict" style:writing-mode="lr-tb" style:font-independent-line-spacing="true">
        <style:tab-stops>
          <style:tab-stop style:position="0cm"/>
          <style:tab-stop style:position="1.931cm"/>
          <style:tab-stop style:position="4.758cm"/>
          <style:tab-stop style:position="7.584cm"/>
          <style:tab-stop style:position="10.411cm"/>
          <style:tab-stop style:position="13.237cm"/>
          <style:tab-stop style:position="16.064cm"/>
          <style:tab-stop style:position="18.891cm"/>
          <style:tab-stop style:position="21.717cm"/>
          <style:tab-stop style:position="24.54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_31_0_20_September_20_2009-outline5" style:display-name="10 September 2009-outline5" style:family="presentation" style:parent-style-name="_31_0_20_September_20_2009-outline4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9cm"/>
          <style:tab-stop style:position="3.717cm"/>
          <style:tab-stop style:position="6.544cm"/>
          <style:tab-stop style:position="9.37cm"/>
          <style:tab-stop style:position="12.197cm"/>
          <style:tab-stop style:position="15.023cm"/>
          <style:tab-stop style:position="17.85cm"/>
          <style:tab-stop style:position="20.677cm"/>
          <style:tab-stop style:position="23.50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_31_0_20_September_20_2009-outline6" style:display-name="10 September 2009-outline6" style:family="presentation" style:parent-style-name="_31_0_20_September_20_2009-outline5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9cm"/>
          <style:tab-stop style:position="3.717cm"/>
          <style:tab-stop style:position="6.544cm"/>
          <style:tab-stop style:position="9.37cm"/>
          <style:tab-stop style:position="12.197cm"/>
          <style:tab-stop style:position="15.023cm"/>
          <style:tab-stop style:position="17.85cm"/>
          <style:tab-stop style:position="20.677cm"/>
          <style:tab-stop style:position="23.50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_31_0_20_September_20_2009-outline7" style:display-name="10 September 2009-outline7" style:family="presentation" style:parent-style-name="_31_0_20_September_20_2009-outline6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9cm"/>
          <style:tab-stop style:position="3.717cm"/>
          <style:tab-stop style:position="6.544cm"/>
          <style:tab-stop style:position="9.37cm"/>
          <style:tab-stop style:position="12.197cm"/>
          <style:tab-stop style:position="15.023cm"/>
          <style:tab-stop style:position="17.85cm"/>
          <style:tab-stop style:position="20.677cm"/>
          <style:tab-stop style:position="23.50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_31_0_20_September_20_2009-outline8" style:display-name="10 September 2009-outline8" style:family="presentation" style:parent-style-name="_31_0_20_September_20_2009-outline7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9cm"/>
          <style:tab-stop style:position="3.717cm"/>
          <style:tab-stop style:position="6.544cm"/>
          <style:tab-stop style:position="9.37cm"/>
          <style:tab-stop style:position="12.197cm"/>
          <style:tab-stop style:position="15.023cm"/>
          <style:tab-stop style:position="17.85cm"/>
          <style:tab-stop style:position="20.677cm"/>
          <style:tab-stop style:position="23.50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_31_0_20_September_20_2009-outline9" style:display-name="10 September 2009-outline9" style:family="presentation" style:parent-style-name="_31_0_20_September_20_2009-outline8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9cm"/>
          <style:tab-stop style:position="3.717cm"/>
          <style:tab-stop style:position="6.544cm"/>
          <style:tab-stop style:position="9.37cm"/>
          <style:tab-stop style:position="12.197cm"/>
          <style:tab-stop style:position="15.023cm"/>
          <style:tab-stop style:position="17.85cm"/>
          <style:tab-stop style:position="20.677cm"/>
          <style:tab-stop style:position="23.50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_31_0_20_September_20_2009-subtitle" style:display-name="10 September 2009-subtitle" style:family="presentation">
      <style:graphic-properties draw:stroke="none" draw:fill="none" draw:textarea-vertical-align="middle">
        <text:list-style style:name="_31_0_20_September_20_2009-subtitle" style:display-name="10 September 2009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071cm" text:min-label-width="-0.19cm" text:min-label-distance="0.19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112cm" text:min-label-width="0.009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1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255cm" text:min-label-width="0.69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55cm" text:min-label-width="0.69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55cm" text:min-label-width="0.69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55cm" text:min-label-width="0.69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55cm" text:min-label-width="0.69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55cm" text:min-label-width="0.69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826cm"/>
          <style:tab-stop style:position="5.653cm"/>
          <style:tab-stop style:position="8.479cm"/>
          <style:tab-stop style:position="11.306cm"/>
          <style:tab-stop style:position="14.133cm"/>
          <style:tab-stop style:position="16.959cm"/>
          <style:tab-stop style:position="19.786cm"/>
          <style:tab-stop style:position="22.613cm"/>
          <style:tab-stop style:position="25.439cm"/>
          <style:tab-stop style:position="28.266cm"/>
        </style:tab-stops>
      </style:paragraph-properties>
      <style:text-properties fo:color="#ffffff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0_20_September_20_2009-title" style:display-name="10 September 2009-title" style:family="presentation">
      <style:graphic-properties draw:stroke="none" draw:fill="none" draw:fill-color="#7889fb" draw:textarea-horizontal-align="left" draw:textarea-vertical-align="top" draw:auto-grow-height="false" draw:auto-grow-width="false" fo:min-height="2.017cm" fo:min-width="0cm" fo:padding-top="0.13cm" fo:padding-bottom="0.13cm" fo:padding-left="0.25cm" fo:padding-right="0.25cm" fo:wrap-option="wrap" draw:shadow="hidden" draw:shadow-color="#808080">
        <text:list-style style:name="_31_0_20_September_20_2009-title" style:display-name="10 September 2009-title">
          <text:list-level-style-number text:level="1" style:num-format="">
            <style:list-level-properties/>
            <style:text-properties fo:color="#7889fb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826cm"/>
          <style:tab-stop style:position="5.653cm"/>
          <style:tab-stop style:position="8.479cm"/>
          <style:tab-stop style:position="11.306cm"/>
          <style:tab-stop style:position="14.133cm"/>
          <style:tab-stop style:position="16.959cm"/>
          <style:tab-stop style:position="19.786cm"/>
          <style:tab-stop style:position="22.613cm"/>
          <style:tab-stop style:position="25.439cm"/>
          <style:tab-stop style:position="28.266cm"/>
        </style:tab-stops>
      </style:paragraph-properties>
      <style:text-properties fo:color="#7889fb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0_20_September_20_2009_5f_Title-background" style:display-name="10 September 2009_Title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_31_0_20_September_20_2009_5f_Title-backgroundobjects" style:display-name="10 September 2009_Title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_31_0_20_September_20_2009_5f_Title-notes" style:display-name="10 September 2009_Title-notes" style:family="presentation">
      <style:graphic-properties draw:stroke="none" draw:fill="none">
        <text:list-style style:name="_31_0_20_September_20_2009_5f_Title-notes" style:display-name="10 September 2009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0_20_September_20_2009_5f_Title-outline1" style:display-name="10 September 2009_Title-outline1" style:family="presentation">
      <style:graphic-properties draw:stroke="none" draw:fill="none">
        <text:list-style style:name="_31_0_20_September_20_2009_5f_Title-outline1" style:display-name="10 September 2009_Title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071cm" text:min-label-width="-0.19cm" text:min-label-distance="0.19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112cm" text:min-label-width="0.009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1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255cm" text:min-label-width="0.69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55cm" text:min-label-width="0.69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55cm" text:min-label-width="0.69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55cm" text:min-label-width="0.69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55cm" text:min-label-width="0.69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55cm" text:min-label-width="0.69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826cm"/>
          <style:tab-stop style:position="5.653cm"/>
          <style:tab-stop style:position="8.479cm"/>
          <style:tab-stop style:position="11.306cm"/>
          <style:tab-stop style:position="14.133cm"/>
          <style:tab-stop style:position="16.959cm"/>
          <style:tab-stop style:position="19.786cm"/>
          <style:tab-stop style:position="22.613cm"/>
          <style:tab-stop style:position="25.439cm"/>
          <style:tab-stop style:position="28.266cm"/>
        </style:tab-stops>
      </style:paragraph-properties>
      <style:text-properties fo:color="#ffffff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0_20_September_20_2009_5f_Title-outline2" style:display-name="10 September 2009_Title-outline2" style:family="presentation" style:parent-style-name="_31_0_20_September_20_2009_5f_Title-outline1">
      <style:graphic-properties>
        <text:list-style style:name="_31_0_20_September_20_2009_5f_Title-outline2" style:display-name="10 September 2009_Title-outline2">
          <text:list-level-style-bullet text:level="1" text:bullet-char="">
            <style:list-level-properties/>
            <style:text-properties fo:font-family="WingDings" style:font-pitch="variable" style:font-charset="x-symbol" fo:color="#ffffff" fo:font-size="100%"/>
          </text:list-level-style-bullet>
          <text:list-level-style-number text:level="2" style:num-format="">
            <style:list-level-properties/>
            <style:text-properties fo:color="#ffffff" fo:font-size="100%"/>
          </text:list-level-style-number>
          <text:list-level-style-bullet text:level="3" text:bullet-char="•">
            <style:list-level-properties text:space-before="2.112cm" text:min-label-width="0.009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1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255cm" text:min-label-width="0.69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55cm" text:min-label-width="0.69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55cm" text:min-label-width="0.69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55cm" text:min-label-width="0.69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55cm" text:min-label-width="0.69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55cm" text:min-label-width="0.69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881cm" fo:margin-right="0cm" fo:margin-top="0cm" fo:margin-bottom="0cm" fo:line-height="100%" fo:text-align="center" fo:text-indent="0.19cm" style:punctuation-wrap="hanging" style:line-break="strict" style:writing-mode="lr-tb" style:font-independent-line-spacing="true">
        <style:tab-stops>
          <style:tab-stop style:position="0cm"/>
          <style:tab-stop style:position="1.944cm"/>
          <style:tab-stop style:position="4.771cm"/>
          <style:tab-stop style:position="7.597cm"/>
          <style:tab-stop style:position="10.424cm"/>
          <style:tab-stop style:position="13.251cm"/>
          <style:tab-stop style:position="16.077cm"/>
          <style:tab-stop style:position="18.904cm"/>
          <style:tab-stop style:position="21.731cm"/>
          <style:tab-stop style:position="24.557cm"/>
          <style:tab-stop style:position="27.38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_31_0_20_September_20_2009_5f_Title-outline3" style:display-name="10 September 2009_Title-outline3" style:family="presentation" style:parent-style-name="_31_0_20_September_20_2009_5f_Title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705cm"/>
          <style:tab-stop style:position="3.532cm"/>
          <style:tab-stop style:position="6.358cm"/>
          <style:tab-stop style:position="9.185cm"/>
          <style:tab-stop style:position="12.012cm"/>
          <style:tab-stop style:position="14.838cm"/>
          <style:tab-stop style:position="17.665cm"/>
          <style:tab-stop style:position="20.491cm"/>
          <style:tab-stop style:position="23.318cm"/>
          <style:tab-stop style:position="26.145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_31_0_20_September_20_2009_5f_Title-outline4" style:display-name="10 September 2009_Title-outline4" style:family="presentation" style:parent-style-name="_31_0_20_September_20_2009_5f_Title-outline3">
      <style:paragraph-properties fo:margin-left="3.188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465cm"/>
          <style:tab-stop style:position="5.291cm"/>
          <style:tab-stop style:position="8.118cm"/>
          <style:tab-stop style:position="10.944cm"/>
          <style:tab-stop style:position="13.771cm"/>
          <style:tab-stop style:position="16.598cm"/>
          <style:tab-stop style:position="19.424cm"/>
          <style:tab-stop style:position="22.251cm"/>
          <style:tab-stop style:position="25.078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_31_0_20_September_20_2009_5f_Title-outline5" style:display-name="10 September 2009_Title-outline5" style:family="presentation" style:parent-style-name="_31_0_20_September_20_2009_5f_Title-outline4">
      <style:paragraph-properties fo:margin-left="0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705cm"/>
          <style:tab-stop style:position="3.532cm"/>
          <style:tab-stop style:position="6.358cm"/>
          <style:tab-stop style:position="9.185cm"/>
          <style:tab-stop style:position="12.012cm"/>
          <style:tab-stop style:position="14.838cm"/>
          <style:tab-stop style:position="17.665cm"/>
          <style:tab-stop style:position="20.491cm"/>
          <style:tab-stop style:position="23.318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_31_0_20_September_20_2009_5f_Title-outline6" style:display-name="10 September 2009_Title-outline6" style:family="presentation" style:parent-style-name="_31_0_20_September_20_2009_5f_Title-outline5">
      <style:paragraph-properties fo:margin-left="0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705cm"/>
          <style:tab-stop style:position="3.532cm"/>
          <style:tab-stop style:position="6.358cm"/>
          <style:tab-stop style:position="9.185cm"/>
          <style:tab-stop style:position="12.012cm"/>
          <style:tab-stop style:position="14.838cm"/>
          <style:tab-stop style:position="17.665cm"/>
          <style:tab-stop style:position="20.491cm"/>
          <style:tab-stop style:position="23.318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_31_0_20_September_20_2009_5f_Title-outline7" style:display-name="10 September 2009_Title-outline7" style:family="presentation" style:parent-style-name="_31_0_20_September_20_2009_5f_Title-outline6">
      <style:paragraph-properties fo:margin-left="0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705cm"/>
          <style:tab-stop style:position="3.532cm"/>
          <style:tab-stop style:position="6.358cm"/>
          <style:tab-stop style:position="9.185cm"/>
          <style:tab-stop style:position="12.012cm"/>
          <style:tab-stop style:position="14.838cm"/>
          <style:tab-stop style:position="17.665cm"/>
          <style:tab-stop style:position="20.491cm"/>
          <style:tab-stop style:position="23.318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_31_0_20_September_20_2009_5f_Title-outline8" style:display-name="10 September 2009_Title-outline8" style:family="presentation" style:parent-style-name="_31_0_20_September_20_2009_5f_Title-outline7">
      <style:paragraph-properties fo:margin-left="0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705cm"/>
          <style:tab-stop style:position="3.532cm"/>
          <style:tab-stop style:position="6.358cm"/>
          <style:tab-stop style:position="9.185cm"/>
          <style:tab-stop style:position="12.012cm"/>
          <style:tab-stop style:position="14.838cm"/>
          <style:tab-stop style:position="17.665cm"/>
          <style:tab-stop style:position="20.491cm"/>
          <style:tab-stop style:position="23.318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_31_0_20_September_20_2009_5f_Title-outline9" style:display-name="10 September 2009_Title-outline9" style:family="presentation" style:parent-style-name="_31_0_20_September_20_2009_5f_Title-outline8">
      <style:paragraph-properties fo:margin-left="0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705cm"/>
          <style:tab-stop style:position="3.532cm"/>
          <style:tab-stop style:position="6.358cm"/>
          <style:tab-stop style:position="9.185cm"/>
          <style:tab-stop style:position="12.012cm"/>
          <style:tab-stop style:position="14.838cm"/>
          <style:tab-stop style:position="17.665cm"/>
          <style:tab-stop style:position="20.491cm"/>
          <style:tab-stop style:position="23.318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_31_0_20_September_20_2009_5f_Title-subtitle" style:display-name="10 September 2009_Title-sub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1.669cm" fo:min-width="0cm" fo:padding-top="0.141cm" fo:padding-bottom="0.141cm" fo:padding-left="0.283cm" fo:padding-right="0.283cm" fo:wrap-option="wrap" draw:shadow="hidden" draw:shadow-color="#808080">
        <text:list-style style:name="_31_0_20_September_20_2009_5f_Title-subtitle" style:display-name="10 September 2009_Title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071cm" text:min-label-width="-0.19cm" text:min-label-distance="0.19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112cm" text:min-label-width="0.009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1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255cm" text:min-label-width="0.69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55cm" text:min-label-width="0.69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55cm" text:min-label-width="0.69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55cm" text:min-label-width="0.69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55cm" text:min-label-width="0.69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55cm" text:min-label-width="0.69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826cm"/>
          <style:tab-stop style:position="5.653cm"/>
          <style:tab-stop style:position="8.479cm"/>
          <style:tab-stop style:position="11.306cm"/>
          <style:tab-stop style:position="14.133cm"/>
          <style:tab-stop style:position="16.959cm"/>
          <style:tab-stop style:position="19.786cm"/>
          <style:tab-stop style:position="22.613cm"/>
          <style:tab-stop style:position="25.439cm"/>
          <style:tab-stop style:position="28.266cm"/>
        </style:tab-stops>
      </style:paragraph-properties>
      <style:text-properties fo:color="#ffffff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0_20_September_20_2009_5f_Title-title" style:display-name="10 September 2009_Title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6.338cm" fo:min-width="0cm" fo:padding-top="0.141cm" fo:padding-bottom="0.141cm" fo:padding-left="0.283cm" fo:padding-right="0.283cm" fo:wrap-option="wrap" draw:shadow="hidden" draw:shadow-color="#808080">
        <text:list-style style:name="_31_0_20_September_20_2009_5f_Title-title" style:display-name="10 September 2009_Title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826cm"/>
          <style:tab-stop style:position="5.653cm"/>
          <style:tab-stop style:position="8.479cm"/>
          <style:tab-stop style:position="11.306cm"/>
          <style:tab-stop style:position="14.133cm"/>
          <style:tab-stop style:position="16.959cm"/>
          <style:tab-stop style:position="19.786cm"/>
          <style:tab-stop style:position="22.613cm"/>
          <style:tab-stop style:position="25.439cm"/>
          <style:tab-stop style:position="28.266cm"/>
        </style:tab-stops>
      </style:paragraph-properties>
      <style:text-properties fo:color="#ffffff" style:text-outline="false" style:text-line-through-style="none" style:text-position="0% 100%" fo:font-family="Arial" style:font-pitch="variable" fo:font-size="39pt" fo:font-style="normal" fo:text-shadow="none" style:text-underline-style="none" fo:font-weight="normal" style:letter-kerning="true" style:font-family-asian="'MS Gothic'" style:font-family-generic-asian="system" style:font-pitch-asian="variable" style:font-size-asian="39pt" style:font-style-asian="normal" style:font-weight-asian="normal" style:font-family-complex="Tahoma" style:font-family-generic-complex="system" style:font-pitch-complex="variable" style:font-size-complex="39pt" style:font-style-complex="normal" style:font-weight-complex="normal" style:text-emphasize="none" style:font-relief="none" style:text-overline-style="none" style:text-overline-color="font-color"/>
    </style:style>
    <style:presentation-page-layout style:name="AL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5cm" style:print-orientation="portrait"/>
    </style:page-layout>
    <style:page-layout style:name="PM1">
      <style:page-layout-properties fo:margin-top="0cm" fo:margin-bottom="0cm" fo:margin-left="0cm" fo:margin-right="0cm" fo:page-width="27.9cm" fo:page-height="21.6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4" style:family="graphic" style:parent-style-name="standard">
      <style:graphic-properties draw:stroke="none" draw:fill="none" draw:fill-color="#ffffff" draw:auto-grow-height="false" fo:min-height="1.287cm" fo:wrap-option="wrap"/>
    </style:style>
    <style:style style:name="Mgr8" style:family="graphic" style:parent-style-name="standard">
      <style:graphic-properties draw:stroke="none" draw:fill="none" draw:fill-color="#ffffff" draw:textarea-vertical-align="bottom" draw:auto-grow-height="false" fo:min-height="1.287cm" fo:wrap-option="wrap"/>
    </style:style>
    <style:style style:name="Mgr10" style:family="graphic">
      <style:graphic-properties draw:stroke="solid" svg:stroke-width="0.026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14" style:family="graphic" style:parent-style-name="standard">
      <style:graphic-properties draw:stroke="none" draw:fill="none" draw:fill-color="#ffffff" draw:textarea-horizontal-align="right" draw:textarea-vertical-align="top" draw:auto-grow-height="false" fo:padding-top="0.142cm" fo:padding-bottom="0.142cm" fo:padding-left="0.285cm" fo:padding-right="0.285cm" fo:wrap-option="wrap" draw:shadow="hidden"/>
    </style:style>
    <style:style style:name="Mgr2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3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.025cm, 0cm)" draw:image-opacity="100%" style:mirror="none"/>
    </style:style>
    <style:style style:name="Mgr38" style:family="graphic">
      <style:graphic-properties draw:stroke="none" draw:fill="solid" draw:fill-color="#fefffe" draw:opacity="49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9" style:family="presentation" style:parent-style-name="_31_0_20_September_20_2009-outline1">
      <style:graphic-properties fo:wrap-option="wrap"/>
    </style:style>
    <style:style style:name="Mpr18" style:family="presentation" style:parent-style-name="_31_0_20_September_20_2009-backgroundobjects" style:list-style-name="ML2">
      <style:graphic-properties draw:stroke="none" draw:fill="none" draw:fill-color="#7889fb" draw:textarea-horizontal-align="left" draw:textarea-vertical-align="top" draw:auto-grow-height="false" draw:auto-grow-width="false" fo:min-height="0.667cm" fo:min-width="0cm" fo:padding-top="0.142cm" fo:padding-bottom="0.142cm" fo:padding-left="0.285cm" fo:padding-right="0.285cm" fo:wrap-option="wrap" draw:shadow="hidden" draw:shadow-color="#808080"/>
    </style:style>
    <style:style style:name="Mpr20" style:family="presentation" style:parent-style-name="_31_0_20_September_20_2009-backgroundobjects" style:list-style-name="ML2">
      <style:graphic-properties draw:stroke="none" draw:fill="none" draw:fill-color="#7889fb" draw:textarea-horizontal-align="left" draw:textarea-vertical-align="top" draw:auto-grow-height="false" draw:auto-grow-width="false" fo:min-height="0.667cm" fo:min-width="0cm" fo:padding-top="0.142cm" fo:padding-bottom="0.142cm" fo:padding-left="0.285cm" fo:padding-right="0.285cm" fo:wrap-option="wrap" draw:shadow="hidden" draw:shadow-color="#808080"/>
    </style:style>
    <style:style style:name="Mpr21" style:family="presentation" style:parent-style-name="_31_0_20_September_20_2009-backgroundobjects" style:list-style-name="ML2">
      <style:graphic-properties draw:stroke="none" draw:fill="none" draw:fill-color="#7889fb" draw:textarea-horizontal-align="left" draw:textarea-vertical-align="top" draw:auto-grow-height="false" draw:auto-grow-width="false" fo:min-height="0.667cm" fo:min-width="0cm" fo:padding-top="0.142cm" fo:padding-bottom="0.142cm" fo:padding-left="0.285cm" fo:padding-right="0.285cm" fo:wrap-option="wrap" draw:shadow="hidden" draw:shadow-color="#808080"/>
    </style:style>
    <style:style style:name="Mpr24" style:family="presentation" style:parent-style-name="_31_0_20_September_20_2009-title">
      <style:graphic-properties fo:wrap-option="wrap"/>
    </style:style>
    <style:style style:name="Mpr27" style:family="presentation" style:parent-style-name="_31_0_20_September_20_2009-backgroundobjects">
      <style:graphic-properties draw:stroke="none" draw:fill="none" draw:fill-color="#00cc99" draw:textarea-horizontal-align="left" draw:textarea-vertical-align="top" draw:auto-grow-height="false" draw:auto-grow-width="false" fo:min-height="0.741cm" fo:min-width="0cm" fo:padding-top="0.116cm" fo:padding-bottom="0.116cm" fo:padding-left="0.232cm" fo:padding-right="0.232cm" fo:wrap-option="wrap" draw:shadow="hidden" draw:shadow-color="#808080"/>
    </style:style>
    <style:style style:name="Mpr30" style:family="presentation" style:parent-style-name="_31_0_20_September_20_2009-backgroundobjects">
      <style:graphic-properties draw:stroke="none" draw:fill="none" draw:fill-color="#00cc99" draw:textarea-horizontal-align="right" draw:textarea-vertical-align="top" draw:auto-grow-height="false" draw:auto-grow-width="false" fo:min-height="1.329cm" fo:min-width="0cm" fo:padding-top="0.116cm" fo:padding-bottom="0.116cm" fo:padding-left="0.232cm" fo:padding-right="0.232cm" fo:wrap-option="wrap" draw:shadow="hidden" draw:shadow-color="#808080"/>
    </style:style>
    <style:style style:name="Mpr32" style:family="presentation" style:parent-style-name="_31_0_20_September_20_2009-notes">
      <style:graphic-properties fo:wrap-option="wrap"/>
    </style:style>
    <style:style style:name="Mpr33" style:family="presentation" style:parent-style-name="_31_0_20_September_20_2009-backgroundobjects">
      <style:graphic-properties draw:stroke="none" draw:fill="none" draw:fill-color="#00cc99" draw:textarea-horizontal-align="left" draw:textarea-vertical-align="bottom" draw:auto-grow-height="false" draw:auto-grow-width="false" fo:min-height="0.741cm" fo:min-width="0cm" fo:padding-top="0.116cm" fo:padding-bottom="0.116cm" fo:padding-left="0.232cm" fo:padding-right="0.232cm" fo:wrap-option="wrap" draw:shadow="hidden" draw:shadow-color="#808080"/>
    </style:style>
    <style:style style:name="Mpr34" style:family="presentation" style:parent-style-name="_31_0_20_September_20_2009-backgroundobjects">
      <style:graphic-properties draw:stroke="none" draw:fill="none" draw:fill-color="#00cc99" draw:textarea-horizontal-align="right" draw:textarea-vertical-align="bottom" draw:auto-grow-height="false" draw:auto-grow-width="false" fo:min-height="0.741cm" fo:min-width="0cm" fo:padding-top="0.116cm" fo:padding-bottom="0.116cm" fo:padding-left="0.232cm" fo:padding-right="0.232cm" fo:wrap-option="wrap" draw:shadow="hidden" draw:shadow-color="#808080"/>
    </style:style>
    <style:style style:name="Mpr36" style:family="presentation" style:parent-style-name="_31_0_20_September_20_2009_5f_Title-title">
      <style:graphic-properties fo:wrap-option="wrap"/>
    </style:style>
    <style:style style:name="Mpr37" style:family="presentation" style:parent-style-name="_31_0_20_September_20_2009_5f_Title-subtitle">
      <style:graphic-properties fo:wrap-option="wrap"/>
    </style:style>
    <style:style style:name="Mpr40" style:family="presentation" style:parent-style-name="_31_0_20_September_20_2009_5f_Title-backgroundobjects">
      <style:graphic-properties draw:stroke="none" draw:fill="none" draw:fill-color="#00cc99" draw:textarea-horizontal-align="left" draw:textarea-vertical-align="top" draw:auto-grow-height="false" draw:auto-grow-width="false" fo:min-height="0.741cm" fo:min-width="0cm" fo:padding-top="0.116cm" fo:padding-bottom="0.116cm" fo:padding-left="0.232cm" fo:padding-right="0.232cm" fo:wrap-option="wrap" draw:shadow="hidden" draw:shadow-color="#808080"/>
    </style:style>
    <style:style style:name="Mpr42" style:family="presentation" style:parent-style-name="_31_0_20_September_20_2009_5f_Title-backgroundobjects">
      <style:graphic-properties draw:stroke="none" draw:fill="none" draw:fill-color="#00cc99" draw:textarea-horizontal-align="right" draw:textarea-vertical-align="top" draw:auto-grow-height="false" draw:auto-grow-width="false" fo:min-height="1.329cm" fo:min-width="0cm" fo:padding-top="0.116cm" fo:padding-bottom="0.116cm" fo:padding-left="0.232cm" fo:padding-right="0.232cm" fo:wrap-option="wrap" draw:shadow="hidden" draw:shadow-color="#808080"/>
    </style:style>
    <style:style style:name="Mpr44" style:family="presentation" style:parent-style-name="_31_0_20_September_20_2009_5f_Title-notes">
      <style:graphic-properties fo:wrap-option="wrap"/>
    </style:style>
    <style:style style:name="Mpr45" style:family="presentation" style:parent-style-name="_31_0_20_September_20_2009_5f_Title-backgroundobjects">
      <style:graphic-properties draw:stroke="none" draw:fill="none" draw:fill-color="#00cc99" draw:textarea-horizontal-align="left" draw:textarea-vertical-align="bottom" draw:auto-grow-height="false" draw:auto-grow-width="false" fo:min-height="0.741cm" fo:min-width="0cm" fo:padding-top="0.116cm" fo:padding-bottom="0.116cm" fo:padding-left="0.232cm" fo:padding-right="0.232cm" fo:wrap-option="wrap" draw:shadow="hidden" draw:shadow-color="#808080"/>
    </style:style>
    <style:style style:name="Mpr46" style:family="presentation" style:parent-style-name="_31_0_20_September_20_2009_5f_Title-backgroundobjects">
      <style:graphic-properties draw:stroke="none" draw:fill="none" draw:fill-color="#00cc99" draw:textarea-horizontal-align="right" draw:textarea-vertical-align="bottom" draw:auto-grow-height="false" draw:auto-grow-width="false" fo:min-height="0.741cm" fo:min-width="0cm" fo:padding-top="0.116cm" fo:padding-bottom="0.116cm" fo:padding-left="0.232cm" fo:padding-right="0.232cm" fo:wrap-option="wrap" draw:shadow="hidden" draw:shadow-color="#808080"/>
    </style:style>
    <style:style style:name="MP3" style:family="paragraph">
      <style:text-properties fo:font-size="14pt" style:font-size-asian="14pt" style:font-size-complex="14pt"/>
    </style:style>
    <style:style style:name="MP5" style:family="paragraph">
      <style:paragraph-properties style:punctuation-wrap="hanging" style:line-break="strict" style:writing-mode="lr-tb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P7" style:family="paragraph">
      <style:paragraph-properties fo:text-align="end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style:paragraph-properties fo:text-align="center" style:punctuation-wrap="simple" style:line-break="strict" style:writing-mode="lr-tb"/>
      <style:text-properties fo:font-size="24pt"/>
    </style:style>
    <style:style style:name="MP12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5" style:family="paragraph">
      <style:paragraph-properties style:punctuation-wrap="hanging" style:line-break="strict" style:writing-mode="lr-tb" style:font-independent-line-spacing="true"/>
    </style:style>
    <style:style style:name="MP16" style:family="paragraph">
      <style:paragraph-properties fo:margin-left="0cm" fo:margin-right="0cm" fo:line-height="100%" fo:text-indent="0cm" style:punctuation-wrap="hanging" style:line-break="strict"/>
    </style:style>
    <style:style style:name="MP19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3" style:family="paragraph">
      <style:paragraph-properties fo:text-align="center" style:punctuation-wrap="hanging" style:line-break="strict" style:writing-mode="lr-tb"/>
      <style:text-properties fo:font-size="24pt"/>
    </style:style>
    <style:style style:name="MP25" style:family="paragraph">
      <style:paragraph-properties fo:margin-left="0cm" fo:margin-right="0cm" fo:text-indent="0cm"/>
    </style:style>
    <style:style style:name="MP2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29" style:family="paragraph">
      <style:paragraph-properties fo:margin-left="0cm" fo:margin-right="0cm" fo:text-align="end" fo:text-indent="0cm"/>
    </style:style>
    <style:style style:name="MP31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39" style:family="paragraph">
      <style:paragraph-properties style:punctuation-wrap="simple" style:line-break="strict" style:writing-mode="lr-tb" style:font-independent-line-spacing="true"/>
    </style:style>
    <style:style style:name="MP41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43" style:family="paragraph"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T13" style:family="text">
      <style:text-properties fo:color="#ffffff" fo:font-family="Arial" style:font-pitch="variable" fo:font-size="9pt" style:font-size-asian="9pt" style:font-size-complex="9pt"/>
    </style:style>
    <style:style style:name="MT17" style:family="text">
      <style:text-properties fo:color="#ffffff" fo:font-family="Arial" style:font-pitch="variable" fo:font-size="9pt" style:font-family-asian="Arial" style:font-pitch-asian="variable" style:font-size-asian="9pt" style:font-family-complex="Arial" style:font-pitch-complex="variable" style:font-size-complex="9pt"/>
    </style:style>
    <style:style style:name="MT26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6" style:page-layout-name="PM0" draw:style-name="Mdp2">
      <draw:page-thumbnail draw:layer="backgroundobjects" svg:width="8.199cm" svg:height="6.347cm" svg:x="1cm" svg:y="2.309cm" draw:page-number="1"/>
      <draw:page-thumbnail draw:layer="backgroundobjects" svg:width="8.199cm" svg:height="6.347cm" svg:x="1cm" svg:y="9.701cm" draw:page-number="2"/>
      <draw:page-thumbnail draw:layer="backgroundobjects" svg:width="8.199cm" svg:height="6.347cm" svg:x="1cm" svg:y="17.093cm" draw:page-number="3"/>
      <draw:page-thumbnail draw:layer="backgroundobjects" svg:width="8.199cm" svg:height="6.347cm" svg:x="10.2cm" svg:y="2.309cm" draw:page-number="4"/>
      <draw:page-thumbnail draw:layer="backgroundobjects" svg:width="8.199cm" svg:height="6.347cm" svg:x="10.2cm" svg:y="9.701cm" draw:page-number="5"/>
      <draw:page-thumbnail draw:layer="backgroundobjects" svg:width="8.199cm" svg:height="6.347cm" svg:x="10.2cm" svg:y="17.093cm"/>
      <draw:frame draw:style-name="Mgr4" draw:text-style-name="MP5" draw:layer="backgroundobjects" svg:width="8.418cm" svg:height="1.286cm" svg:x="0cm" svg:y="0cm" presentation:class="header">
        <draw:text-box>
          <text:p text:style-name="MP3"><presentation:header/></text:p>
        </draw:text-box>
      </draw:frame>
      <draw:frame draw:style-name="Mgr4" draw:text-style-name="MP7" draw:layer="backgroundobjects" svg:width="8.418cm" svg:height="1.286cm" svg:x="10.981cm" svg:y="0cm" presentation:class="date-time">
        <draw:text-box>
          <text:p text:style-name="MP6"><presentation:date-time/></text:p>
        </draw:text-box>
      </draw:frame>
      <draw:frame draw:style-name="Mgr8" draw:text-style-name="MP5" draw:layer="backgroundobjects" svg:width="8.418cm" svg:height="1.286cm" svg:x="0cm" svg:y="24.463cm" presentation:class="footer">
        <draw:text-box>
          <text:p text:style-name="MP3"><presentation:footer/></text:p>
        </draw:text-box>
      </draw:frame>
      <draw:frame draw:style-name="Mgr8" draw:text-style-name="MP7" draw:layer="backgroundobjects" svg:width="8.418cm" svg:height="1.286cm" svg:x="10.981cm" svg:y="24.463cm" presentation:class="page-number">
        <draw:text-box>
          <text:p text:style-name="MP6"><text:page-number>&lt;number&gt;</text:page-number></text:p>
        </draw:text-box>
      </draw:frame>
    </style:handout-master>
    <style:master-page style:name="_31_0_20_September_20_2009" style:display-name="10 September 2009" style:page-layout-name="PM1" draw:style-name="Mdp1">
      <draw:frame presentation:style-name="Mpr9" draw:layer="backgroundobjects" svg:width="26.502cm" svg:height="14.112cm" svg:x="0.556cm" svg:y="5.904cm" presentation:class="outline" presentation:placeholder="true">
        <draw:text-box/>
      </draw:frame>
      <draw:line draw:style-name="Mgr10" draw:text-style-name="MP11" draw:layer="backgroundobjects" svg:x1="0.838cm" svg:y1="1.729cm" svg:x2="27.058cm" svg:y2="1.729cm">
        <text:p/>
      </draw:line>
      <draw:custom-shape draw:name="Rectangle 6" draw:style-name="Mgr14" draw:text-style-name="MP15" draw:layer="backgroundobjects" svg:width="4.185cm" svg:height="0.578cm" svg:x="23.155cm" svg:y="20.589cm">
        <text:list text:style-name="ML2">
          <text:list-header>
            <text:p text:style-name="MP12"><text:span text:style-name="MT13">© 2009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8" draw:text-style-name="MP19" draw:layer="backgroundobjects" svg:width="1.12cm" svg:height="0.666cm" svg:x="0.556cm" svg:y="20.589cm" presentation:class="page-number">
        <draw:text-box>
          <text:list text:style-name="ML2">
            <text:list-header>
              <text:p text:style-name="MP16"><text:span text:style-name="MT17"><text:page-number>&lt;number&gt;</text:page-number></text:span></text:p>
            </text:list-header>
          </text:list>
        </draw:text-box>
      </draw:frame>
      <draw:frame presentation:style-name="Mpr20" draw:text-style-name="MP19" draw:layer="backgroundobjects" svg:width="18.133cm" svg:height="0.666cm" svg:x="4.739cm" svg:y="20.589cm" presentation:class="footer">
        <draw:text-box>
          <text:list text:style-name="ML2">
            <text:list-header>
              <text:p text:style-name="MP16"><text:span text:style-name="MT17"><presentation:footer/></text:span></text:p>
            </text:list-header>
          </text:list>
        </draw:text-box>
      </draw:frame>
      <draw:frame presentation:style-name="Mpr21" draw:text-style-name="MP19" draw:layer="backgroundobjects" svg:width="3.064cm" svg:height="0.666cm" svg:x="1.676cm" svg:y="20.589cm" presentation:class="date-time">
        <draw:text-box>
          <text:list text:style-name="ML2">
            <text:list-header>
              <text:p text:style-name="MP16"><text:span text:style-name="MT17"><presentation:date-time/></text:span></text:p>
            </text:list-header>
          </text:list>
        </draw:text-box>
      </draw:frame>
      <draw:frame draw:style-name="Mgr22" draw:text-style-name="MP23" draw:layer="backgroundobjects" svg:width="1.795cm" svg:height="0.746cm" svg:x="25.263cm" svg:y="0.714cm">
        <draw:image xlink:href="Pictures/100002010000018B0000009FA05D0251.png" xlink:type="simple" xlink:show="embed" xlink:actuate="onLoad">
          <text:p/>
        </draw:image>
      </draw:frame>
      <draw:frame presentation:style-name="Mpr24" draw:layer="backgroundobjects" svg:width="26.502cm" svg:height="2.016cm" svg:x="0.556cm" svg:y="1.869cm" presentation:class="title" presentation:placeholder="true">
        <draw:text-box/>
      </draw:frame>
      <presentation:notes style:page-layout-name="PM0">
        <office:forms form:automatic-focus="false" form:apply-design-mode="false"/>
        <draw:frame presentation:style-name="Mpr27" draw:text-style-name="MP28" draw:layer="backgroundobjects" svg:width="0.001cm" svg:height="0.74cm" svg:x="-0.001cm" svg:y="-0.001cm" presentation:class="header">
          <draw:text-box>
            <text:list text:style-name="ML3">
              <text:list-header>
                <text:p text:style-name="MP25"><text:span text:style-name="MT26"><presentation:header/></text:span></text:p>
              </text:list-header>
            </text:list>
          </draw:text-box>
        </draw:frame>
        <draw:frame presentation:style-name="Mpr30" draw:text-style-name="MP31" draw:layer="backgroundobjects" svg:width="8.15cm" svg:height="1.328cm" svg:x="10.649cm" svg:y="-0.001cm" presentation:class="date-time">
          <draw:text-box>
            <text:list text:style-name="ML3">
              <text:list-header>
                <text:p text:style-name="MP29"><text:span text:style-name="MT26"><presentation:date-time/></text:span></text:p>
              </text:list-header>
            </text:list>
          </draw:text-box>
        </draw:frame>
        <draw:page-thumbnail presentation:style-name="Mpr24" draw:layer="backgroundobjects" svg:width="12.876cm" svg:height="9.971cm" svg:x="2.959cm" svg:y="1.989cm" presentation:class="page"/>
        <draw:frame presentation:style-name="Mpr32" draw:layer="backgroundobjects" svg:width="13.785cm" svg:height="11.965cm" svg:x="2.504cm" svg:y="12.629cm" presentation:class="notes" presentation:placeholder="true">
          <draw:text-box/>
        </draw:frame>
        <draw:frame presentation:style-name="Mpr33" draw:text-style-name="MP28" draw:layer="backgroundobjects" svg:width="0.001cm" svg:height="0.74cm" svg:x="-0.001cm" svg:y="-0.74cm" presentation:class="footer">
          <draw:text-box>
            <text:list text:style-name="ML3">
              <text:list-header>
                <text:p text:style-name="MP25"><text:span text:style-name="MT26"><presentation:footer/></text:span></text:p>
              </text:list-header>
            </text:list>
          </draw:text-box>
        </draw:frame>
        <draw:frame presentation:style-name="Mpr34" draw:text-style-name="MP31" draw:layer="backgroundobjects" svg:width="0.001cm" svg:height="0.74cm" svg:x="-0.001cm" svg:y="-0.74cm" presentation:class="page-number">
          <draw:text-box>
            <text:list text:style-name="ML3">
              <text:list-header>
                <text:p text:style-name="MP29"><text:span text:style-name="MT26"><text:page-number>&lt;number&gt;</text:page-number></text:span></text:p>
              </text:list-header>
            </text:list>
          </draw:text-box>
        </draw:frame>
      </presentation:notes>
    </style:master-page>
    <style:master-page style:name="_31_0_20_September_20_2009_5f_Title" style:display-name="10 September 2009_Title" style:page-layout-name="PM1" draw:style-name="Mdp1">
      <draw:frame draw:name="Picture 16" draw:style-name="Mgr35" draw:text-style-name="MP23" draw:layer="backgroundobjects" svg:width="26.216cm" svg:height="7.029cm" svg:x="0.838cm" svg:y="11.545cm">
        <draw:image xlink:href="Pictures/10000000000005870000016D727BA6E5.jpg" xlink:type="simple" xlink:show="embed" xlink:actuate="onLoad">
          <text:p/>
        </draw:image>
        <svg:title>planet image</svg:title>
      </draw:frame>
      <draw:frame presentation:style-name="Mpr36" draw:layer="backgroundobjects" svg:width="26.63cm" svg:height="6.337cm" svg:x="0.428cm" svg:y="4.462cm" presentation:class="title" presentation:placeholder="true">
        <draw:text-box/>
      </draw:frame>
      <draw:frame presentation:style-name="Mpr37" draw:layer="backgroundobjects" svg:width="23.702cm" svg:height="1.668cm" svg:x="0.556cm" svg:y="1.665cm" presentation:class="subtitle" presentation:placeholder="true">
        <draw:text-box/>
      </draw:frame>
      <draw:line draw:style-name="Mgr10" draw:text-style-name="MP11" draw:layer="backgroundobjects" svg:x1="0.838cm" svg:y1="3.312cm" svg:x2="27.058cm" svg:y2="3.312cm">
        <text:p/>
      </draw:line>
      <draw:custom-shape draw:name="Rectangle 6" draw:style-name="Mgr14" draw:text-style-name="MP15" draw:layer="backgroundobjects" svg:width="4.185cm" svg:height="0.578cm" svg:x="23.155cm" svg:y="20.589cm">
        <text:list text:style-name="ML2">
          <text:list-header>
            <text:p text:style-name="MP12"><text:span text:style-name="MT13">© 2009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22" draw:text-style-name="MP23" draw:layer="backgroundobjects" svg:width="1.795cm" svg:height="0.746cm" svg:x="25.263cm" svg:y="2.156cm">
        <draw:image xlink:href="Pictures/100002010000018B0000009FA05D0251.png" xlink:type="simple" xlink:show="embed" xlink:actuate="onLoad">
          <text:p/>
        </draw:image>
      </draw:frame>
      <draw:g>
        <draw:custom-shape draw:style-name="Mgr38" draw:text-style-name="MP39" draw:layer="backgroundobjects" svg:width="4.137cm" svg:height="1.447cm" svg:x="0.838cm" svg:y="11.545cm">
          <text:p/>
          <draw:enhanced-geometry svg:viewBox="0 0 21600 21600" draw:type="rectangle" draw:enhanced-path="M 0 0 L 21600 0 21600 21600 0 21600 0 0 Z N"/>
        </draw:custom-shape>
        <draw:custom-shape draw:style-name="Mgr38" draw:text-style-name="MP39" draw:layer="backgroundobjects" svg:width="4.137cm" svg:height="1.452cm" svg:x="0.838cm" svg:y="14.33cm">
          <text:p/>
          <draw:enhanced-geometry svg:viewBox="0 0 21600 21600" draw:type="rectangle" draw:enhanced-path="M 0 0 L 21600 0 21600 21600 0 21600 0 0 Z N"/>
        </draw:custom-shape>
        <draw:custom-shape draw:style-name="Mgr38" draw:text-style-name="MP39" draw:layer="backgroundobjects" svg:width="1.297cm" svg:height="1.447cm" svg:x="0.838cm" svg:y="17.13cm">
          <text:p/>
          <draw:enhanced-geometry svg:viewBox="0 0 21600 21600" draw:type="rectangle" draw:enhanced-path="M 0 0 L 21600 0 21600 21600 0 21600 0 0 Z N"/>
        </draw:custom-shape>
        <draw:custom-shape draw:style-name="Mgr38" draw:text-style-name="MP39" draw:layer="backgroundobjects" svg:width="4.137cm" svg:height="1.447cm" svg:x="22.92cm" svg:y="11.545cm">
          <text:p/>
          <draw:enhanced-geometry svg:viewBox="0 0 21600 21600" draw:type="rectangle" draw:enhanced-path="M 0 0 L 21600 0 21600 21600 0 21600 0 0 Z N"/>
        </draw:custom-shape>
        <draw:custom-shape draw:style-name="Mgr38" draw:text-style-name="MP39" draw:layer="backgroundobjects" svg:width="4.137cm" svg:height="1.452cm" svg:x="22.92cm" svg:y="14.33cm">
          <text:p/>
          <draw:enhanced-geometry svg:viewBox="0 0 21600 21600" draw:type="rectangle" draw:enhanced-path="M 0 0 L 21600 0 21600 21600 0 21600 0 0 Z N"/>
        </draw:custom-shape>
        <draw:custom-shape draw:style-name="Mgr38" draw:text-style-name="MP39" draw:layer="backgroundobjects" svg:width="1.297cm" svg:height="1.447cm" svg:x="25.76cm" svg:y="17.13cm">
          <text:p/>
          <draw:enhanced-geometry svg:viewBox="0 0 21600 21600" draw:type="rectangle" draw:enhanced-path="M 0 0 L 21600 0 21600 21600 0 21600 0 0 Z N"/>
        </draw:custom-shape>
        <draw:custom-shape draw:style-name="Mgr38" draw:text-style-name="MP39" draw:layer="backgroundobjects" svg:width="13.801cm" svg:height="1.447cm" svg:x="6.359cm" svg:y="11.545cm">
          <text:p/>
          <draw:enhanced-geometry svg:viewBox="0 0 2880 288" draw:type="non-primitive" draw:enhanced-path="M 0 0  L 0 288  L 2880 288  L 2838 256  C 2838 256 2728 169 2660 134 A C 2592 99 2502 67 2430 46 A C 2358 25 2283 18 2230 10  L 2112 0  L 0 0  Z N"/>
        </draw:custom-shape>
        <draw:custom-shape draw:style-name="Mgr38" draw:text-style-name="MP39" draw:layer="backgroundobjects" svg:width="15.306cm" svg:height="1.462cm" svg:x="6.359cm" svg:y="14.33cm">
          <text:p/>
          <draw:enhanced-geometry svg:viewBox="0 0 3194 290" draw:type="non-primitive" draw:enhanced-path="M 0 0  L 0 288  L 3194 290  L 3188 256  C 3182 232 3172 183 3160 146 A C 3146 103 3128 58 3118 34  L 3102 2  L 0 0  Z N"/>
        </draw:custom-shape>
        <draw:custom-shape draw:style-name="Mgr38" draw:text-style-name="MP39" draw:layer="backgroundobjects" svg:width="4.417cm" svg:height="1.458cm" svg:x="17.403cm" svg:y="17.119cm">
          <text:p/>
          <draw:enhanced-geometry svg:viewBox="0 0 3194 290" draw:type="non-primitive" draw:enhanced-path="M 0 290  L 0 2  L 3194 0  L 3176 156 A C 3169 198 3162 232 3150 254  L 3140 290  L 0 290  Z N"/>
        </draw:custom-shape>
        <draw:custom-shape draw:style-name="Mgr38" draw:text-style-name="MP39" draw:layer="backgroundobjects" svg:width="4.138cm" svg:height="1.447cm" svg:x="9.117cm" svg:y="17.13cm">
          <text:p/>
          <draw:enhanced-geometry svg:viewBox="0 0 21600 21600" draw:type="rectangle" draw:enhanced-path="M 0 0 L 21600 0 21600 21600 0 21600 0 0 Z N"/>
        </draw:custom-shape>
      </draw:g>
      <presentation:notes style:page-layout-name="PM0">
        <office:forms form:automatic-focus="false" form:apply-design-mode="false"/>
        <draw:frame presentation:style-name="Mpr40" draw:text-style-name="MP41" draw:layer="backgroundobjects" svg:width="0.001cm" svg:height="0.74cm" svg:x="-0.001cm" svg:y="-0.001cm" presentation:class="header">
          <draw:text-box>
            <text:list text:style-name="ML4">
              <text:list-header>
                <text:p text:style-name="MP25"><text:span text:style-name="MT26"><presentation:header/></text:span></text:p>
              </text:list-header>
            </text:list>
          </draw:text-box>
        </draw:frame>
        <draw:frame presentation:style-name="Mpr42" draw:text-style-name="MP43" draw:layer="backgroundobjects" svg:width="8.15cm" svg:height="1.328cm" svg:x="10.649cm" svg:y="-0.001cm" presentation:class="date-time">
          <draw:text-box>
            <text:list text:style-name="ML4">
              <text:list-header>
                <text:p text:style-name="MP29"><text:span text:style-name="MT26"><presentation:date-time/></text:span></text:p>
              </text:list-header>
            </text:list>
          </draw:text-box>
        </draw:frame>
        <draw:page-thumbnail presentation:style-name="Mpr36" draw:layer="backgroundobjects" svg:width="12.876cm" svg:height="9.971cm" svg:x="2.959cm" svg:y="1.989cm" presentation:class="page"/>
        <draw:frame presentation:style-name="Mpr44" draw:layer="backgroundobjects" svg:width="13.785cm" svg:height="11.965cm" svg:x="2.504cm" svg:y="12.629cm" presentation:class="notes" presentation:placeholder="true">
          <draw:text-box/>
        </draw:frame>
        <draw:frame presentation:style-name="Mpr45" draw:text-style-name="MP41" draw:layer="backgroundobjects" svg:width="0.001cm" svg:height="0.74cm" svg:x="-0.001cm" svg:y="-0.74cm" presentation:class="footer">
          <draw:text-box>
            <text:list text:style-name="ML4">
              <text:list-header>
                <text:p text:style-name="MP25"><text:span text:style-name="MT26"><presentation:footer/></text:span></text:p>
              </text:list-header>
            </text:list>
          </draw:text-box>
        </draw:frame>
        <draw:frame presentation:style-name="Mpr46" draw:text-style-name="MP43" draw:layer="backgroundobjects" svg:width="0.001cm" svg:height="0.74cm" svg:x="-0.001cm" svg:y="-0.74cm" presentation:class="page-number">
          <draw:text-box>
            <text:list text:style-name="ML4">
              <text:list-header>
                <text:p text:style-name="MP29"><text:span text:style-name="MT26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dc:creator>bdavid</dc:creator>
    <dc:date>2011-01-26T09:57:11</dc:date>
    <meta:editing-cycles>362</meta:editing-cycles>
    <meta:editing-duration>PT32H46M28S</meta:editing-duration>
    <meta:document-statistic meta:object-count="70"/>
    <meta:generator>IBM_Lotus_Symphony/3.0$Win32 OpenOffice.org_project/310m11$Build-9399</meta:generator>
  </office:meta>
</office:document-meta>
</file>